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453in"/>
    </style:style>
    <style:style style:name="co2" style:family="table-column">
      <style:table-column-properties fo:break-before="auto" style:column-width="1.0917in"/>
    </style:style>
    <style:style style:name="co3" style:family="table-column">
      <style:table-column-properties fo:break-before="auto" style:column-width="1.4819in"/>
    </style:style>
    <style:style style:name="co4" style:family="table-column">
      <style:table-column-properties fo:break-before="auto" style:column-width="1.3161in"/>
    </style:style>
    <style:style style:name="co5" style:family="table-column">
      <style:table-column-properties fo:break-before="auto" style:column-width="1.422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0909in"/>
    </style:style>
    <style:style style:name="co8" style:family="table-column">
      <style:table-column-properties fo:break-before="auto" style:column-width="1.3256in"/>
    </style:style>
    <style:style style:name="co9" style:family="table-column">
      <style:table-column-properties fo:break-before="auto" style:column-width="1.12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able-cell-properties fo:border-bottom="none" fo:background-color="#b4c7dc" fo:border-left="none" fo:border-right="none" fo:border-top="0.74pt solid #000000"/>
    </style:style>
    <style:style style:name="ce4" style:family="table-cell" style:parent-style-name="Default">
      <style:table-cell-properties fo:background-color="#b4c7dc"/>
    </style:style>
    <style:style style:name="ce5" style:family="table-cell" style:parent-style-name="Default">
      <style:table-cell-properties fo:background-color="#d4ea6b"/>
    </style:style>
    <style:style style:name="ce6" style:family="table-cell" style:parent-style-name="Default">
      <style:table-cell-properties fo:border-bottom="0.74pt solid #000000" fo:background-color="#d4ea6b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none" fo:border-top="0.74pt solid #000000"/>
    </style:style>
    <style:style style:name="ce8" style:family="table-cell" style:parent-style-name="Default">
      <style:table-cell-properties fo:border-bottom="0.74pt solid #000000" fo:border-left="none" fo:border-right="none" fo:border-top="none"/>
    </style:style>
    <style:style style:name="ce9" style:family="table-cell" style:parent-style-name="Default">
      <style:table-cell-properties fo:border-bottom="none" fo:border-left="0.74pt solid #000000" fo:border-right="none" fo:border-top="0.74pt solid #000000"/>
    </style:style>
    <style:style style:name="ce10" style:family="table-cell" style:parent-style-name="Default">
      <style:table-cell-properties fo:border-bottom="none" fo:border-left="0.74pt solid #000000" fo:border-right="none" fo:border-top="none"/>
    </style:style>
    <style:style style:name="ce11" style:family="table-cell" style:parent-style-name="Default">
      <style:table-cell-properties fo:border-bottom="0.74pt solid #000000" fo:border-left="0.74pt solid #000000" fo:border-right="none" fo:border-top="none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none" fo:border-right="0.74pt solid #000000" fo:border-top="none"/>
    </style:style>
    <style:style style:name="ce26" style:family="table-cell" style:parent-style-name="Default" style:data-style-name="N0"/>
    <style:style style:name="ce12" style:family="table-cell" style:parent-style-name="Default">
      <style:table-cell-properties fo:border-bottom="none" fo:border-left="none" fo:border-right="0.74pt solid #000000" fo:border-top="0.74pt solid #000000"/>
    </style:style>
    <style:style style:name="ce14" style:family="table-cell" style:parent-style-name="Default">
      <style:table-cell-properties fo:border-bottom="0.74pt solid #000000" fo:border-left="none" fo:border-right="0.74pt solid #000000" fo:border-top="none"/>
    </style:style>
    <style:style style:name="ce3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office:forms form:automatic-focus="false" form:apply-design-mode="false"/>
        <table:shapes>
          <draw:frame draw:z-index="0" draw:style-name="gr1" draw:text-style-name="P1" svg:width="6.2988in" svg:height="3.5429in" svg:x="15.4268in" svg:y="0.1583in">
            <draw:object draw:notify-on-update-of-ranges="Sheet2.C8:Sheet2.L8 Sheet2.C14:Sheet2.L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5.0445in" svg:y="7.6004in">
            <draw:object draw:notify-on-update-of-ranges="Sheet2.C43:Sheet2.J43 Sheet2.C49:Sheet2.J4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8.3232in" svg:y="3.702in">
            <draw:object draw:notify-on-update-of-ranges="Sheet2.C26:Sheet2.M26 Sheet2.C32:Sheet2.M3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6" table:number-columns-repeated="1011" table:default-cell-style-name="Default"/>
        <table:table-row table:style-name="ro1">
          <table:table-cell/>
          <table:table-cell office:value-type="string" calcext:value-type="string">
            <text:p>no sampling</text:p>
          </table:table-cell>
          <table:table-cell office:value-type="string" calcext:value-type="string">
            <text:p>t=0 (add 0.2x aTc)</text:p>
          </table:table-cell>
          <table:table-cell office:value-type="string" calcext:value-type="string">
            <text:p>sampling</text:p>
          </table:table-cell>
          <table:table-cell office:value-type="string" calcext:value-type="string">
            <text:p>t=0, 2 (add x1 aTc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C2, actual time, sampling</text:p>
          </table:table-cell>
          <table:table-cell office:value-type="string" calcext:value-type="string">
            <text:p>21:45, 06/03/23</text:p>
          </table:table-cell>
          <table:table-cell office:value-type="string" calcext:value-type="string">
            <text:p>12:00, 08/03/23</text:p>
          </table:table-cell>
          <table:table-cell/>
          <table:table-cell office:value-type="string" calcext:value-type="string">
            <text:p>14:00, 10/03/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C2, internal time</text:p>
          </table:table-cell>
          <table:table-cell office:value-type="float" office:value="0" calcext:value-type="float">
            <text:p>0</text:p>
          </table:table-cell>
          <table:table-cell table:formula="of:=[.B4]+24+24-(21.75-12)" office:value-type="float" office:value="38.25" calcext:value-type="float">
            <text:p>38.25</text:p>
          </table:table-cell>
          <table:table-cell/>
          <table:table-cell table:formula="of:=[.C4]+48+2" office:value-type="float" office:value="88.25" calcext:value-type="float">
            <text:p>88.2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ata from 20230306_MC2_measurements.csv, R^2 filtering = 0.9, OD correct = TRUE, threshold max 0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mple</text:p>
          </table:table-cell>
          <table:table-cell/>
          <table:table-cell office:value-type="string" calcext:value-type="string">
            <text:p>2-1-8</text:p>
          </table:table-cell>
          <table:table-cell office:value-type="string" calcext:value-type="string">
            <text:p>2-1-9</text:p>
          </table:table-cell>
          <table:table-cell office:value-type="string" calcext:value-type="string">
            <text:p>2-1-10</text:p>
          </table:table-cell>
          <table:table-cell office:value-type="string" calcext:value-type="string">
            <text:p>2-1-11</text:p>
          </table:table-cell>
          <table:table-cell/>
          <table:table-cell office:value-type="string" calcext:value-type="string">
            <text:p>2-1-14</text:p>
          </table:table-cell>
          <table:table-cell/>
          <table:table-cell office:value-type="string" calcext:value-type="string">
            <text:p>2-1-16</text:p>
          </table:table-cell>
          <table:table-cell office:value-type="string" calcext:value-type="string">
            <text:p>2-1-18</text:p>
          </table:table-cell>
          <table:table-cell office:value-type="string" calcext:value-type="string">
            <text:p>2-1-2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C2-1-4, actual time</text:p>
          </table:table-cell>
          <table:table-cell table:style-name="ce2" office:value-type="string" calcext:value-type="string">
            <text:p>21:45, 06/03/23</text:p>
          </table:table-cell>
          <table:table-cell table:style-name="ce2" office:value-type="string" calcext:value-type="string">
            <text:p>12:00, 08/03/23</text:p>
          </table:table-cell>
          <table:table-cell table:style-name="ce2" office:value-type="string" calcext:value-type="string">
            <text:p>18:50, 09/03/23</text:p>
          </table:table-cell>
          <table:table-cell table:style-name="ce2" office:value-type="string" calcext:value-type="string">
            <text:p>14:00, 10/03/23</text:p>
          </table:table-cell>
          <table:table-cell table:style-name="ce2" office:value-type="string" calcext:value-type="string">
            <text:p>15:40, 11/03/23</text:p>
          </table:table-cell>
          <table:table-cell table:style-name="ce2"/>
          <table:table-cell table:style-name="ce2" office:value-type="string" calcext:value-type="string">
            <text:p>15:00, 14/03/23</text:p>
          </table:table-cell>
          <table:table-cell table:style-name="ce2"/>
          <table:table-cell table:style-name="ce2" office:value-type="string" calcext:value-type="string">
            <text:p>18:00, 16/03/23</text:p>
          </table:table-cell>
          <table:table-cell table:style-name="ce2" office:value-type="string" calcext:value-type="string">
            <text:p>13:15, 18/03/23</text:p>
          </table:table-cell>
          <table:table-cell table:style-name="ce2" office:value-type="string" calcext:value-type="string">
            <text:p>14:00, 20/03/23</text:p>
          </table:table-cell>
          <table:table-cell table:style-name="ce7" table:number-columns-repeated="1012"/>
        </table:table-row>
        <table:table-row table:style-name="ro1">
          <table:table-cell table:style-name="ce4" office:value-type="string" calcext:value-type="string">
            <text:p>MC2-1-4, internal time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48-(21.75-12)" office:value-type="float" office:value="38.25" calcext:value-type="float">
            <text:p>38.25</text:p>
          </table:table-cell>
          <table:table-cell table:style-name="ce4" table:formula="of:=[.C8]+24+6+(5/6)" office:value-type="float" office:value="69.0833333333333" calcext:value-type="float">
            <text:p>69.0833333333333</text:p>
          </table:table-cell>
          <table:table-cell table:style-name="ce4" table:formula="of:=[.C8]+48+2" office:value-type="float" office:value="88.25" calcext:value-type="float">
            <text:p>88.25</text:p>
          </table:table-cell>
          <table:table-cell table:style-name="ce4" table:formula="of:=[.E8]+24+1+(2/3)" office:value-type="float" office:value="113.916666666667" calcext:value-type="float">
            <text:p>113.916666666667</text:p>
          </table:table-cell>
          <table:table-cell table:style-name="ce4"/>
          <table:table-cell table:style-name="ce4" table:formula="of:=[.E8]+(4*24)+1" office:value-type="float" office:value="185.25" calcext:value-type="float">
            <text:p>185.25</text:p>
          </table:table-cell>
          <table:table-cell table:style-name="ce4"/>
          <table:table-cell table:style-name="ce4" table:formula="of:=[.H8]+48+3" office:value-type="float" office:value="236.25" calcext:value-type="float">
            <text:p>236.25</text:p>
          </table:table-cell>
          <table:table-cell table:style-name="ce4" table:formula="of:=[.J8]+6+13+1/4" office:value-type="float" office:value="255.5" calcext:value-type="float">
            <text:p>255.5</text:p>
          </table:table-cell>
          <table:table-cell table:style-name="ce4" table:formula="of:=[.K8]+48+0.75" office:value-type="float" office:value="304.25" calcext:value-type="float">
            <text:p>304.25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0h – 40h</text:p>
          </table:table-cell>
          <table:table-cell office:value-type="string" calcext:value-type="string">
            <text:p>40h – 70h</text:p>
          </table:table-cell>
          <table:table-cell office:value-type="string" calcext:value-type="string">
            <text:p>70h – 90h (for 4: determine for 70 – 115h)</text:p>
          </table:table-cell>
          <table:table-cell office:value-type="string" calcext:value-type="string">
            <text:p>90h – 115h (for channel 4: determine for 70 – 115h)</text:p>
          </table:table-cell>
          <table:table-cell/>
          <table:table-cell office:value-type="string" calcext:value-type="string">
            <text:p>115h-185h</text:p>
          </table:table-cell>
          <table:table-cell/>
          <table:table-cell office:value-type="string" calcext:value-type="string">
            <text:p>185h-235h</text:p>
          </table:table-cell>
          <table:table-cell office:value-type="string" calcext:value-type="string">
            <text:p>235h – 255h (take time from 185h to 255 h)</text:p>
          </table:table-cell>
          <table:table-cell office:value-type="string" calcext:value-type="string">
            <text:p>255-305h (use the one from before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µ in this time, channel 1</text:p>
          </table:table-cell>
          <table:table-cell table:style-name="ce7"/>
          <table:table-cell table:style-name="ce7" office:value-type="float" office:value="0.0582" calcext:value-type="float">
            <text:p>0.0582</text:p>
          </table:table-cell>
          <table:table-cell table:style-name="ce7" office:value-type="float" office:value="0.0492" calcext:value-type="float">
            <text:p>0.0492</text:p>
          </table:table-cell>
          <table:table-cell table:style-name="ce7" office:value-type="float" office:value="0.0497" calcext:value-type="float">
            <text:p>0.0497</text:p>
          </table:table-cell>
          <table:table-cell table:style-name="ce7" office:value-type="float" office:value="0.0196" calcext:value-type="float">
            <text:p>0.0196</text:p>
          </table:table-cell>
          <table:table-cell table:style-name="ce7"/>
          <table:table-cell table:style-name="ce7" office:value-type="float" office:value="0.0358" calcext:value-type="float">
            <text:p>0.0358</text:p>
          </table:table-cell>
          <table:table-cell table:style-name="ce7"/>
          <table:table-cell table:style-name="ce7" office:value-type="float" office:value="0.0188" calcext:value-type="float">
            <text:p>0.0188</text:p>
          </table:table-cell>
          <table:table-cell table:style-name="ce7" office:value-type="float" office:value="0.0165" calcext:value-type="float">
            <text:p>0.0165</text:p>
          </table:table-cell>
          <table:table-cell table:style-name="ce7" office:value-type="float" office:value="0.026" calcext:value-type="float">
            <text:p>0.02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 2</text:p>
          </table:table-cell>
          <table:table-cell/>
          <table:table-cell office:value-type="float" office:value="0.048" calcext:value-type="float">
            <text:p>0.048</text:p>
          </table:table-cell>
          <table:table-cell office:value-type="float" office:value="0.0489" calcext:value-type="float">
            <text:p>0.0489</text:p>
          </table:table-cell>
          <table:table-cell office:value-type="float" office:value="0.0356" calcext:value-type="float">
            <text:p>0.0356</text:p>
          </table:table-cell>
          <table:table-cell office:value-type="float" office:value="0.0161" calcext:value-type="float">
            <text:p>0.0161</text:p>
          </table:table-cell>
          <table:table-cell/>
          <table:table-cell office:value-type="float" office:value="0.0394" calcext:value-type="float">
            <text:p>0.0394</text:p>
          </table:table-cell>
          <table:table-cell/>
          <table:table-cell office:value-type="float" office:value="0.0134" calcext:value-type="float">
            <text:p>0.0134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 3</text:p>
          </table:table-cell>
          <table:table-cell/>
          <table:table-cell office:value-type="float" office:value="0.053" calcext:value-type="float">
            <text:p>0.053</text:p>
          </table:table-cell>
          <table:table-cell office:value-type="float" office:value="0.0496" calcext:value-type="float">
            <text:p>0.0496</text:p>
          </table:table-cell>
          <table:table-cell office:value-type="float" office:value="0.0381" calcext:value-type="float">
            <text:p>0.0381</text:p>
          </table:table-cell>
          <table:table-cell office:value-type="float" office:value="0.0226" calcext:value-type="float">
            <text:p>0.0226</text:p>
          </table:table-cell>
          <table:table-cell/>
          <table:table-cell office:value-type="float" office:value="0.0164" calcext:value-type="float">
            <text:p>0.0164</text:p>
          </table:table-cell>
          <table:table-cell/>
          <table:table-cell office:value-type="float" office:value="0.0279" calcext:value-type="float">
            <text:p>0.0279</text:p>
          </table:table-cell>
          <table:table-cell office:value-type="string" calcext:value-type="string">
            <text:p>NA</text:p>
          </table:table-cell>
          <table:table-cell office:value-type="float" office:value="0.026" calcext:value-type="float">
            <text:p>0.02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 4</text:p>
          </table:table-cell>
          <table:table-cell table:style-name="ce8"/>
          <table:table-cell table:style-name="ce8" office:value-type="float" office:value="0.0766" calcext:value-type="float">
            <text:p>0.0766</text:p>
          </table:table-cell>
          <table:table-cell table:style-name="ce8" office:value-type="float" office:value="0.0558" calcext:value-type="float">
            <text:p>0.0558</text:p>
          </table:table-cell>
          <table:table-cell table:number-columns-repeated="2" table:style-name="ce8" office:value-type="float" office:value="0.0331" calcext:value-type="float">
            <text:p>0.0331</text:p>
          </table:table-cell>
          <table:table-cell table:style-name="ce8"/>
          <table:table-cell table:style-name="ce8" office:value-type="float" office:value="0.0203" calcext:value-type="float">
            <text:p>0.0203</text:p>
          </table:table-cell>
          <table:table-cell table:style-name="ce8"/>
          <table:table-cell table:style-name="ce8" office:value-type="float" office:value="0.0332" calcext:value-type="float">
            <text:p>0.0332</text:p>
          </table:table-cell>
          <table:table-cell table:style-name="ce8" office:value-type="float" office:value="0.044" calcext:value-type="float">
            <text:p>0.044</text:p>
          </table:table-cell>
          <table:table-cell table:style-name="ce8" office:value-type="float" office:value="0.0159" calcext:value-type="float">
            <text:p>0.01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µ (average)</text:p>
          </table:table-cell>
          <table:table-cell/>
          <table:table-cell table:formula="of:=AVERAGE([.C10:.C13])" office:value-type="float" office:value="0.05895" calcext:value-type="float">
            <text:p>0.05895</text:p>
          </table:table-cell>
          <table:table-cell table:formula="of:=AVERAGE([.D10:.D13])" office:value-type="float" office:value="0.050875" calcext:value-type="float">
            <text:p>0.050875</text:p>
          </table:table-cell>
          <table:table-cell table:formula="of:=AVERAGE([.E10:.E13])" office:value-type="float" office:value="0.039125" calcext:value-type="float">
            <text:p>0.039125</text:p>
          </table:table-cell>
          <table:table-cell table:formula="of:=AVERAGE([.F10:.F13])" office:value-type="float" office:value="0.02285" calcext:value-type="float">
            <text:p>0.02285</text:p>
          </table:table-cell>
          <table:table-cell/>
          <table:table-cell table:formula="of:=AVERAGE([.H10:.H13])" office:value-type="float" office:value="0.027975" calcext:value-type="float">
            <text:p>0.027975</text:p>
          </table:table-cell>
          <table:table-cell/>
          <table:table-cell table:formula="of:=AVERAGE([.J10:.J13])" office:value-type="float" office:value="0.023325" calcext:value-type="float">
            <text:p>0.023325</text:p>
          </table:table-cell>
          <table:table-cell table:formula="of:=AVERAGE([.K10:.K13])" office:value-type="float" office:value="0.03025" calcext:value-type="float">
            <text:p>0.03025</text:p>
          </table:table-cell>
          <table:table-cell table:formula="of:=AVERAGE([.L10:.L13])" office:value-type="float" office:value="0.0226333333333333" calcext:value-type="float">
            <text:p>0.02263333333333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oubling time (h)</text:p>
          </table:table-cell>
          <table:table-cell/>
          <table:table-cell table:formula="of:=LN(2)/[.C14]" office:value-type="float" office:value="11.7582218924503" calcext:value-type="float">
            <text:p>11.7582218924503</text:p>
          </table:table-cell>
          <table:table-cell table:formula="of:=LN(2)/[.D14]" office:value-type="float" office:value="13.6245146056009" calcext:value-type="float">
            <text:p>13.6245146056009</text:p>
          </table:table-cell>
          <table:table-cell table:formula="of:=LN(2)/[.E14]" office:value-type="float" office:value="17.7162218673468" calcext:value-type="float">
            <text:p>17.7162218673468</text:p>
          </table:table-cell>
          <table:table-cell table:formula="of:=LN(2)/[.F14]" office:value-type="float" office:value="30.3346687334768" calcext:value-type="float">
            <text:p>30.3346687334768</text:p>
          </table:table-cell>
          <table:table-cell/>
          <table:table-cell table:formula="of:=LN(2)/[.H14]" office:value-type="float" office:value="24.7773791084878" calcext:value-type="float">
            <text:p>24.7773791084878</text:p>
          </table:table-cell>
          <table:table-cell/>
          <table:table-cell table:formula="of:=LN(2)/[.J14]" office:value-type="float" office:value="29.7169209243278" calcext:value-type="float">
            <text:p>29.7169209243278</text:p>
          </table:table-cell>
          <table:table-cell table:formula="of:=LN(2)/[.K14]" office:value-type="float" office:value="22.913956382147" calcext:value-type="float">
            <text:p>22.913956382147</text:p>
          </table:table-cell>
          <table:table-cell table:formula="of:=LN(2)/[.L14]" office:value-type="float" office:value="30.6250595240035" calcext:value-type="float">
            <text:p>30.625059524003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neration?</text:p>
          </table:table-cell>
          <table:table-cell/>
          <table:table-cell table:formula="of:=[.C8]/[.C15]" office:value-type="float" office:value="3.25304287926047" calcext:value-type="float">
            <text:p>3.25304287926047</text:p>
          </table:table-cell>
          <table:table-cell table:formula="of:=([.D8]-[.C8])/[.D15]+[.C16]" office:value-type="float" office:value="5.5161204439216" calcext:value-type="float">
            <text:p>5.5161204439216</text:p>
          </table:table-cell>
          <table:table-cell table:formula="of:=([.E8]-[.D8])/[.E15]+[.D16]" office:value-type="float" office:value="6.5979914438549" calcext:value-type="float">
            <text:p>6.5979914438549</text:p>
          </table:table-cell>
          <table:table-cell table:formula="of:=([.F8]-[.E8])/[.F15]+[.E16]" office:value-type="float" office:value="7.44410804041894" calcext:value-type="float">
            <text:p>7.44410804041894</text:p>
          </table:table-cell>
          <table:table-cell/>
          <table:table-cell table:formula="of:=([.H8]-[.F8])/[.H15]+[.F16]" office:value-type="float" office:value="10.3230781292649" calcext:value-type="float">
            <text:p>10.3230781292649</text:p>
          </table:table-cell>
          <table:table-cell/>
          <table:table-cell table:formula="of:=([.J8]-[.H8])/[.J15]+[.H16]" office:value-type="float" office:value="12.0392720825304" calcext:value-type="float">
            <text:p>12.0392720825304</text:p>
          </table:table-cell>
          <table:table-cell table:formula="of:=([.K8]-[.J8])/[.K15]+[.J16]" office:value-type="float" office:value="12.879371438528" calcext:value-type="float">
            <text:p>12.879371438528</text:p>
          </table:table-cell>
          <table:table-cell table:formula="of:=([.L8]-[.K8])/[.L15]+[.K16]" office:value-type="float" office:value="14.4712050792689" calcext:value-type="float">
            <text:p>14.4712050792689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generation since 0.2x aTc</text:p>
          </table:table-cell>
          <table:table-cell table:style-name="ce5"/>
          <table:table-cell table:style-name="ce5" table:formula="of:=[.C16]-[.$C$16]" office:value-type="float" office:value="0" calcext:value-type="float">
            <text:p>0</text:p>
          </table:table-cell>
          <table:table-cell table:style-name="ce5" table:formula="of:=[.D16]-[.$C$16]" office:value-type="float" office:value="2.26307756466113" calcext:value-type="float">
            <text:p>2.26307756466113</text:p>
          </table:table-cell>
          <table:table-cell table:style-name="ce5" table:formula="of:=[.E16]-[.$C$16]" office:value-type="float" office:value="3.34494856459443" calcext:value-type="float">
            <text:p>3.34494856459443</text:p>
          </table:table-cell>
          <table:table-cell table:style-name="ce5" table:formula="of:=[.F16]-[.$C$16]" office:value-type="float" office:value="4.19106516115847" calcext:value-type="float">
            <text:p>4.19106516115847</text:p>
          </table:table-cell>
          <table:table-cell table:style-name="ce5"/>
          <table:table-cell table:style-name="ce5" table:formula="of:=[.H16]-[.$C$16]" office:value-type="float" office:value="7.07003525000443" calcext:value-type="float">
            <text:p>7.07003525000443</text:p>
          </table:table-cell>
          <table:table-cell table:style-name="ce5"/>
          <table:table-cell table:style-name="ce5" table:formula="of:=[.J16]-[.$C$16]" office:value-type="float" office:value="8.78622920326992" calcext:value-type="float">
            <text:p>8.78622920326992</text:p>
          </table:table-cell>
          <table:table-cell table:style-name="ce5" table:formula="of:=[.K16]-[.$C$16]" office:value-type="float" office:value="9.62632855926757" calcext:value-type="float">
            <text:p>9.62632855926757</text:p>
          </table:table-cell>
          <table:table-cell table:style-name="ce5" table:formula="of:=[.L16]-[.$C$16]" office:value-type="float" office:value="11.2181622000084" calcext:value-type="float">
            <text:p>11.2181622000084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generation since 1x aTc</text:p>
          </table:table-cell>
          <table:table-cell table:style-name="ce6" table:number-columns-repeated="3"/>
          <table:table-cell table:style-name="ce6" table:formula="of:=[.E16]-[.$E$16]" office:value-type="float" office:value="0" calcext:value-type="float">
            <text:p>0</text:p>
          </table:table-cell>
          <table:table-cell table:style-name="ce6" table:formula="of:=[.F16]-[.$E$16]" office:value-type="float" office:value="0.84611659656404" calcext:value-type="float">
            <text:p>0.84611659656404</text:p>
          </table:table-cell>
          <table:table-cell table:style-name="ce6"/>
          <table:table-cell table:style-name="ce6" table:formula="of:=[.H16]-[.$E$16]" office:value-type="float" office:value="3.72508668541" calcext:value-type="float">
            <text:p>3.72508668541</text:p>
          </table:table-cell>
          <table:table-cell table:style-name="ce6"/>
          <table:table-cell table:style-name="ce6" table:formula="of:=[.J16]-[.$E$16]" office:value-type="float" office:value="5.44128063867549" calcext:value-type="float">
            <text:p>5.44128063867549</text:p>
          </table:table-cell>
          <table:table-cell table:style-name="ce6" table:formula="of:=[.K16]-[.$E$16]" office:value-type="float" office:value="6.28137999467314" calcext:value-type="float">
            <text:p>6.28137999467314</text:p>
          </table:table-cell>
          <table:table-cell table:style-name="ce6" table:formula="of:=[.L16]-[.$E$16]" office:value-type="float" office:value="7.873213635414" calcext:value-type="float">
            <text:p>7.873213635414</text:p>
          </table:table-cell>
          <table:table-cell table:style-name="ce8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0306_MC4_measure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C4</text:p>
          </table:table-cell>
          <table:table-cell office:value-type="string" calcext:value-type="string">
            <text:p>21:45, 06/03/23</text:p>
          </table:table-cell>
          <table:table-cell office:value-type="string" calcext:value-type="string">
            <text:p>12:00, 08/03/23</text:p>
          </table:table-cell>
          <table:table-cell/>
          <table:table-cell office:value-type="string" calcext:value-type="string">
            <text:p>14:00, 10/03/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C4</text:p>
          </table:table-cell>
          <table:table-cell office:value-type="float" office:value="0" calcext:value-type="float">
            <text:p>0</text:p>
          </table:table-cell>
          <table:table-cell table:formula="of:=[.B22]+48-(21.75-12)" office:value-type="float" office:value="38.25" calcext:value-type="float">
            <text:p>38.25</text:p>
          </table:table-cell>
          <table:table-cell/>
          <table:table-cell table:formula="of:=[.C22]+48+2" office:value-type="float" office:value="88.25" calcext:value-type="float">
            <text:p>88.2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ample</text:p>
          </table:table-cell>
          <table:table-cell/>
          <table:table-cell office:value-type="string" calcext:value-type="string">
            <text:p>4-1-8</text:p>
          </table:table-cell>
          <table:table-cell table:number-columns-repeated="2"/>
          <table:table-cell office:value-type="string" calcext:value-type="string">
            <text:p>4-1-11</text:p>
          </table:table-cell>
          <table:table-cell/>
          <table:table-cell office:value-type="string" calcext:value-type="string">
            <text:p>4-1-14</text:p>
          </table:table-cell>
          <table:table-cell/>
          <table:table-cell office:value-type="string" calcext:value-type="string">
            <text:p>4-1-16</text:p>
          </table:table-cell>
          <table:table-cell/>
          <table:table-cell office:value-type="string" calcext:value-type="string">
            <text:p>4-1-20</text:p>
          </table:table-cell>
          <table:table-cell office:value-type="string" calcext:value-type="string">
            <text:p>4-1-2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C4-1-4, actual time, sampling</text:p>
          </table:table-cell>
          <table:table-cell table:style-name="ce2" office:value-type="string" calcext:value-type="string">
            <text:p>21:45, 06/03/23</text:p>
          </table:table-cell>
          <table:table-cell table:style-name="ce2" office:value-type="string" calcext:value-type="string">
            <text:p>12:00, 08/03/23</text:p>
          </table:table-cell>
          <table:table-cell table:style-name="ce2" table:number-columns-repeated="2"/>
          <table:table-cell table:style-name="ce2" office:value-type="string" calcext:value-type="string">
            <text:p>15:42, 11/03/23</text:p>
          </table:table-cell>
          <table:table-cell table:style-name="ce2"/>
          <table:table-cell table:style-name="ce2" office:value-type="string" calcext:value-type="string">
            <text:p>15:00, 14/03/23</text:p>
          </table:table-cell>
          <table:table-cell table:style-name="ce2"/>
          <table:table-cell table:style-name="ce2" office:value-type="string" calcext:value-type="string">
            <text:p>18:00, 16/03/23</text:p>
          </table:table-cell>
          <table:table-cell table:style-name="ce2"/>
          <table:table-cell table:style-name="ce2" office:value-type="string" calcext:value-type="string">
            <text:p>14:00, 20/03/23</text:p>
          </table:table-cell>
          <table:table-cell table:style-name="ce2" office:value-type="string" calcext:value-type="string">
            <text:p>15:15, 22/03/22</text:p>
          </table:table-cell>
          <table:table-cell table:style-name="ce7" table:number-columns-repeated="1011"/>
        </table:table-row>
        <table:table-row table:style-name="ro1">
          <table:table-cell table:style-name="ce4" office:value-type="string" calcext:value-type="string">
            <text:p>MC4-1-4, internal time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26]+48-(21.75-12)" office:value-type="float" office:value="38.25" calcext:value-type="float">
            <text:p>38.25</text:p>
          </table:table-cell>
          <table:table-cell table:style-name="ce4" table:number-columns-repeated="2"/>
          <table:table-cell table:style-name="ce4" table:formula="of:=[.C26]+(3*24)+3+2/3" office:value-type="float" office:value="113.916666666667" calcext:value-type="float">
            <text:p>113.916666666667</text:p>
          </table:table-cell>
          <table:table-cell table:style-name="ce4"/>
          <table:table-cell table:style-name="ce4" table:formula="of:=[.F26]+(24*3)-(40/60)" office:value-type="float" office:value="185.25" calcext:value-type="float">
            <text:p>185.25</text:p>
          </table:table-cell>
          <table:table-cell table:style-name="ce4"/>
          <table:table-cell table:style-name="ce4" table:formula="of:=[.H26]+24+9+18" office:value-type="float" office:value="236.25" calcext:value-type="float">
            <text:p>236.25</text:p>
          </table:table-cell>
          <table:table-cell table:style-name="ce4"/>
          <table:table-cell table:style-name="ce4" table:formula="of:=[.J26]+(4*24)-4" office:value-type="float" office:value="328.25" calcext:value-type="float">
            <text:p>328.25</text:p>
          </table:table-cell>
          <table:table-cell table:style-name="ce4" table:formula="of:=[.L26]+48+1.25" office:value-type="float" office:value="377.5" calcext:value-type="float">
            <text:p>377.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0h – 40h</text:p>
          </table:table-cell>
          <table:table-cell table:number-columns-repeated="2"/>
          <table:table-cell office:value-type="string" calcext:value-type="string">
            <text:p>40h – 115h</text:p>
          </table:table-cell>
          <table:table-cell/>
          <table:table-cell office:value-type="string" calcext:value-type="string">
            <text:p>115h-185h</text:p>
          </table:table-cell>
          <table:table-cell/>
          <table:table-cell office:value-type="string" calcext:value-type="string">
            <text:p>185h-235h</text:p>
          </table:table-cell>
          <table:table-cell/>
          <table:table-cell office:value-type="string" calcext:value-type="string">
            <text:p>235h-330h</text:p>
          </table:table-cell>
          <table:table-cell office:value-type="string" calcext:value-type="string">
            <text:p>330h-380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µ in this time, channel 1</text:p>
          </table:table-cell>
          <table:table-cell table:style-name="ce7"/>
          <table:table-cell table:style-name="ce7" office:value-type="float" office:value="0.0821" calcext:value-type="float">
            <text:p>0.0821</text:p>
          </table:table-cell>
          <table:table-cell table:style-name="ce7" table:number-columns-repeated="10"/>
          <table:table-cell table:number-columns-repeated="1011"/>
        </table:table-row>
        <table:table-row table:style-name="ro1">
          <table:table-cell office:value-type="string" calcext:value-type="string">
            <text:p>Ch 2</text:p>
          </table:table-cell>
          <table:table-cell/>
          <table:table-cell office:value-type="string" calcext:value-type="string">
            <text:p>NA</text:p>
          </table:table-cell>
          <table:table-cell table:number-columns-repeated="4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N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 3</text:p>
          </table:table-cell>
          <table:table-cell/>
          <table:table-cell office:value-type="float" office:value="0.072" calcext:value-type="float">
            <text:p>0.0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 4</text:p>
          </table:table-cell>
          <table:table-cell table:style-name="ce8"/>
          <table:table-cell table:style-name="ce8" office:value-type="float" office:value="0.062" calcext:value-type="float">
            <text:p>0.062</text:p>
          </table:table-cell>
          <table:table-cell table:style-name="ce8" table:number-columns-repeated="4"/>
          <table:table-cell table:style-name="ce8" office:value-type="string" calcext:value-type="string">
            <text:p>compare below!</text:p>
          </table:table-cell>
          <table:table-cell table:style-name="ce8"/>
          <table:table-cell table:style-name="ce8" office:value-type="string" calcext:value-type="string">
            <text:p>compare below!</text:p>
          </table:table-cell>
          <table:table-cell table:style-name="ce8"/>
          <table:table-cell table:number-columns-repeated="2" table:style-name="ce8" office:value-type="string" calcext:value-type="string">
            <text:p>compare below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formula="of:=AVERAGE([.C28:.C31])" office:value-type="float" office:value="0.0720333333333333" calcext:value-type="float">
            <text:p>0.0720333333333333</text:p>
          </table:table-cell>
          <table:table-cell table:number-columns-repeated="2"/>
          <table:table-cell table:formula="of:=[.D68]" office:value-type="float" office:value="0.03136" calcext:value-type="float">
            <text:p>0.03136</text:p>
          </table:table-cell>
          <table:table-cell/>
          <table:table-cell table:formula="of:=[.D81]" office:value-type="float" office:value="0.0233083333333333" calcext:value-type="float">
            <text:p>0.0233083333333333</text:p>
          </table:table-cell>
          <table:table-cell/>
          <table:table-cell table:formula="of:=[.D95]" office:value-type="float" office:value="0.0208316666666667" calcext:value-type="float">
            <text:p>0.0208316666666667</text:p>
          </table:table-cell>
          <table:table-cell/>
          <table:table-cell table:formula="of:=[.D109]" office:value-type="float" office:value="0.0162476190476191" calcext:value-type="float">
            <text:p>0.0162476190476191</text:p>
          </table:table-cell>
          <table:table-cell table:formula="of:=[.D123]" office:value-type="float" office:value="0.0186547619047619" calcext:value-type="float">
            <text:p>0.01865476190476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oubling time</text:p>
          </table:table-cell>
          <table:table-cell/>
          <table:table-cell table:formula="of:=LN(2)/[.C32]" office:value-type="float" office:value="9.62258927200294" calcext:value-type="float">
            <text:p>9.62258927200294</text:p>
          </table:table-cell>
          <table:table-cell table:number-columns-repeated="2"/>
          <table:table-cell table:formula="of:=LN(2)/[.F32]" office:value-type="float" office:value="22.1029075433656" calcext:value-type="float">
            <text:p>22.1029075433656</text:p>
          </table:table-cell>
          <table:table-cell/>
          <table:table-cell table:formula="of:=LN(2)/[.H32]" office:value-type="float" office:value="29.7381700633512" calcext:value-type="float">
            <text:p>29.7381700633512</text:p>
          </table:table-cell>
          <table:table-cell/>
          <table:table-cell table:formula="of:=LN(2)/[.J32]" office:value-type="float" office:value="33.2737265650026" calcext:value-type="float">
            <text:p>33.2737265650026</text:p>
          </table:table-cell>
          <table:table-cell/>
          <table:table-cell table:formula="of:=LN(2)/[.L32]" office:value-type="float" office:value="42.6614618750259" calcext:value-type="float">
            <text:p>42.6614618750259</text:p>
          </table:table-cell>
          <table:table-cell table:formula="of:=LN(2)/[.M32]" office:value-type="float" office:value="37.1565814722625" calcext:value-type="float">
            <text:p>37.15658147226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eneration?</text:p>
          </table:table-cell>
          <table:table-cell/>
          <table:table-cell table:formula="of:=[.C26]/[.C33]" office:value-type="float" office:value="3.97502157878534" calcext:value-type="float">
            <text:p>3.97502157878534</text:p>
          </table:table-cell>
          <table:table-cell table:number-columns-repeated="2"/>
          <table:table-cell table:formula="of:=([.F26]-[.C26])/[.F33]+[.C34]" office:value-type="float" office:value="7.39840225927772" calcext:value-type="float">
            <text:p>7.39840225927772</text:p>
          </table:table-cell>
          <table:table-cell/>
          <table:table-cell table:formula="of:=([.H26]-[.F26])/[.H33]+[.F34]" office:value-type="float" office:value="9.79711519895664" calcext:value-type="float">
            <text:p>9.79711519895664</text:p>
          </table:table-cell>
          <table:table-cell/>
          <table:table-cell table:formula="of:=([.J26]-[.H26])/[.J33]+[.H34]" office:value-type="float" office:value="11.3298560508227" calcext:value-type="float">
            <text:p>11.3298560508227</text:p>
          </table:table-cell>
          <table:table-cell/>
          <table:table-cell table:formula="of:=([.L26]-[.J26])/[.L33]+[.J34]" office:value-type="float" office:value="13.486369118038" calcext:value-type="float">
            <text:p>13.486369118038</text:p>
          </table:table-cell>
          <table:table-cell table:formula="of:=([.M26]-[.L26])/[.M33]+[.L34]" office:value-type="float" office:value="14.8118408931195" calcext:value-type="float">
            <text:p>14.8118408931195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LOG(EXP([.F32]*([.F26]-[.C26]));2)" office:value-type="float" office:value="3.42338068049238" calcext:value-type="float">
            <text:p>3.4233806804923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generation since 0.2x aTc</text:p>
          </table:table-cell>
          <table:table-cell table:style-name="ce5"/>
          <table:table-cell table:style-name="ce5" table:formula="of:=[.C34]-[.$C$34]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F34]-[.$C$34]" office:value-type="float" office:value="3.42338068049238" calcext:value-type="float">
            <text:p>3.42338068049238</text:p>
          </table:table-cell>
          <table:table-cell table:style-name="ce5"/>
          <table:table-cell table:style-name="ce5" table:formula="of:=[.H34]-[.$C$34]" office:value-type="float" office:value="5.8220936201713" calcext:value-type="float">
            <text:p>5.8220936201713</text:p>
          </table:table-cell>
          <table:table-cell table:style-name="ce5"/>
          <table:table-cell table:style-name="ce5" table:formula="of:=[.J34]-[.$C$34]" office:value-type="float" office:value="7.35483447203735" calcext:value-type="float">
            <text:p>7.35483447203735</text:p>
          </table:table-cell>
          <table:table-cell table:style-name="ce5"/>
          <table:table-cell table:style-name="ce5" table:formula="of:=[.L34]-[.$C$34]" office:value-type="float" office:value="9.51134753925263" calcext:value-type="float">
            <text:p>9.51134753925263</text:p>
          </table:table-cell>
          <table:table-cell table:style-name="ce5" table:formula="of:=[.M34]-[.$C$34]" office:value-type="float" office:value="10.8368193143341" calcext:value-type="float">
            <text:p>10.8368193143341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compared to only when growing calculating version a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D71]" office:value-type="float" office:value="3.39321873617084" calcext:value-type="float">
            <text:p>3.39321873617084</text:p>
          </table:table-cell>
          <table:table-cell table:style-name="ce5"/>
          <table:table-cell table:style-name="ce5" table:formula="of:=[.F37]+[.D84]" office:value-type="float" office:value="5.41082775085406" calcext:value-type="float">
            <text:p>5.41082775085406</text:p>
          </table:table-cell>
          <table:table-cell table:style-name="ce5"/>
          <table:table-cell table:style-name="ce5" table:formula="of:=[.H37]+[.D98]" office:value-type="float" office:value="6.91351486052665" calcext:value-type="float">
            <text:p>6.91351486052665</text:p>
          </table:table-cell>
          <table:table-cell table:style-name="ce5"/>
          <table:table-cell table:style-name="ce5" table:formula="of:=[.J37]+[.D112]" office:value-type="float" office:value="9.81645773196873" calcext:value-type="float">
            <text:p>9.81645773196873</text:p>
          </table:table-cell>
          <table:table-cell table:style-name="ce5" table:formula="of:=[.L37]+[.D126]" office:value-type="float" office:value="11.1483057038827" calcext:value-type="float">
            <text:p>11.1483057038827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compared to only when growing calculating version b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H69]" office:value-type="float" office:value="3.39321873617084" calcext:value-type="float">
            <text:p>3.39321873617084</text:p>
          </table:table-cell>
          <table:table-cell table:style-name="ce5"/>
          <table:table-cell table:style-name="ce5" table:formula="of:=[.F38]+[.G82]" office:value-type="float" office:value="5.41082775085406" calcext:value-type="float">
            <text:p>5.41082775085406</text:p>
          </table:table-cell>
          <table:table-cell table:style-name="ce5"/>
          <table:table-cell table:style-name="ce5" table:formula="of:=[.H38]+[.G96]" office:value-type="float" office:value="6.91351486052665" calcext:value-type="float">
            <text:p>6.91351486052665</text:p>
          </table:table-cell>
          <table:table-cell table:style-name="ce5"/>
          <table:table-cell table:style-name="ce5" table:formula="of:=[.J38]+[.I110]" office:value-type="float" office:value="9.81645773196873" calcext:value-type="float">
            <text:p>9.81645773196873</text:p>
          </table:table-cell>
          <table:table-cell table:style-name="ce5" table:formula="of:=[.L38]+[.G124]" office:value-type="float" office:value="11.1483057038827" calcext:value-type="float">
            <text:p>11.1483057038827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generation since 1x aTc</text:p>
          </table:table-cell>
          <table:table-cell table:style-name="ce6" table:number-columns-repeated="12"/>
          <table:table-cell table:style-name="ce8" table:number-columns-repeated="1011"/>
        </table:table-row>
        <table:table-row table:style-name="ro1">
          <table:table-cell/>
          <table:table-cell office:value-type="string" calcext:value-type="string">
            <text:p>from 20230306_MC4_measurements.cs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mple</text:p>
          </table:table-cell>
          <table:table-cell/>
          <table:table-cell office:value-type="string" calcext:value-type="string">
            <text:p>4-5-8</text:p>
          </table:table-cell>
          <table:table-cell office:value-type="string" calcext:value-type="string">
            <text:p>4-5-9</text:p>
          </table:table-cell>
          <table:table-cell office:value-type="string" calcext:value-type="string">
            <text:p>4-5-10</text:p>
          </table:table-cell>
          <table:table-cell office:value-type="string" calcext:value-type="string">
            <text:p>4-5-11</text:p>
          </table:table-cell>
          <table:table-cell office:value-type="string" calcext:value-type="string">
            <text:p>4-5-13</text:p>
          </table:table-cell>
          <table:table-cell office:value-type="string" calcext:value-type="string">
            <text:p>4-5-14</text:p>
          </table:table-cell>
          <table:table-cell office:value-type="string" calcext:value-type="string">
            <text:p>4-5-15</text:p>
          </table:table-cell>
          <table:table-cell office:value-type="string" calcext:value-type="string">
            <text:p>4-5-1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C4-5-8, actual time, sampling</text:p>
          </table:table-cell>
          <table:table-cell table:style-name="ce2" office:value-type="string" calcext:value-type="string">
            <text:p>21:45, 06/03/23</text:p>
          </table:table-cell>
          <table:table-cell table:style-name="ce2" office:value-type="string" calcext:value-type="string">
            <text:p>12:00, 08/03/23</text:p>
          </table:table-cell>
          <table:table-cell table:style-name="ce2" office:value-type="string" calcext:value-type="string">
            <text:p>11:30, 09/03/23</text:p>
          </table:table-cell>
          <table:table-cell table:style-name="ce2" office:value-type="string" calcext:value-type="string">
            <text:p>14:00, 10/03/23</text:p>
          </table:table-cell>
          <table:table-cell table:style-name="ce2" office:value-type="string" calcext:value-type="string">
            <text:p>15:40, 11/03/23</text:p>
          </table:table-cell>
          <table:table-cell table:style-name="ce2" office:value-type="string" calcext:value-type="string">
            <text:p>10:25, 13/03/23</text:p>
          </table:table-cell>
          <table:table-cell table:style-name="ce2" office:value-type="string" calcext:value-type="string">
            <text:p>15:00, 14/03/23</text:p>
          </table:table-cell>
          <table:table-cell table:style-name="ce2" office:value-type="string" calcext:value-type="string">
            <text:p>17:00, 15/03/23</text:p>
          </table:table-cell>
          <table:table-cell table:style-name="ce2" office:value-type="string" calcext:value-type="string">
            <text:p>18:00, 16/03/23</text:p>
          </table:table-cell>
          <table:table-cell table:style-name="ce2"/>
          <table:table-cell table:style-name="ce7" table:number-columns-repeated="1013"/>
        </table:table-row>
        <table:table-row table:style-name="ro1">
          <table:table-cell table:style-name="ce4" office:value-type="string" calcext:value-type="string">
            <text:p>MC4-5-8, internal time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43]+48-(21.75-12)" office:value-type="float" office:value="38.25" calcext:value-type="float">
            <text:p>38.25</text:p>
          </table:table-cell>
          <table:table-cell table:style-name="ce4" table:formula="of:=[.C43]+24-0.5" office:value-type="float" office:value="61.75" calcext:value-type="float">
            <text:p>61.75</text:p>
          </table:table-cell>
          <table:table-cell table:style-name="ce4" table:formula="of:=[.D43]+24+(14-11.5)" office:value-type="float" office:value="88.25" calcext:value-type="float">
            <text:p>88.25</text:p>
          </table:table-cell>
          <table:table-cell table:style-name="ce4" table:formula="of:=[.E43]+24+(15+40/60-14)" office:value-type="float" office:value="113.916666666667" calcext:value-type="float">
            <text:p>113.916666666667</text:p>
          </table:table-cell>
          <table:table-cell table:style-name="ce4" table:formula="of:=[.F43]+48-((15+2/3)-(10+1/2))" office:value-type="float" office:value="156.75" calcext:value-type="float">
            <text:p>156.75</text:p>
          </table:table-cell>
          <table:table-cell table:style-name="ce4" table:formula="of:=[.G43]+24+(15-(10+1/2))" office:value-type="float" office:value="185.25" calcext:value-type="float">
            <text:p>185.25</text:p>
          </table:table-cell>
          <table:table-cell table:style-name="ce4" table:formula="of:=[.H43]+26" office:value-type="float" office:value="211.25" calcext:value-type="float">
            <text:p>211.25</text:p>
          </table:table-cell>
          <table:table-cell table:style-name="ce4" table:formula="of:=[.I43]+7+18" office:value-type="float" office:value="236.25" calcext:value-type="float">
            <text:p>236.25</text:p>
          </table:table-cell>
          <table:table-cell table:style-name="ce4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0h – 40h</text:p>
          </table:table-cell>
          <table:table-cell office:value-type="string" calcext:value-type="string">
            <text:p>40h – 60h</text:p>
          </table:table-cell>
          <table:table-cell office:value-type="string" calcext:value-type="string">
            <text:p>60h – 90h</text:p>
          </table:table-cell>
          <table:table-cell office:value-type="string" calcext:value-type="string">
            <text:p>90h – 115h</text:p>
          </table:table-cell>
          <table:table-cell office:value-type="string" calcext:value-type="string">
            <text:p>115h – 160h</text:p>
          </table:table-cell>
          <table:table-cell office:value-type="string" calcext:value-type="string">
            <text:p>160h-185h</text:p>
          </table:table-cell>
          <table:table-cell office:value-type="string" calcext:value-type="string">
            <text:p>185-210h</text:p>
          </table:table-cell>
          <table:table-cell office:value-type="string" calcext:value-type="string">
            <text:p>210h – 235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µ in this time channel 5</text:p>
          </table:table-cell>
          <table:table-cell table:style-name="ce7"/>
          <table:table-cell table:style-name="ce7" office:value-type="float" office:value="0.0678" calcext:value-type="float">
            <text:p>0.0678</text:p>
          </table:table-cell>
          <table:table-cell table:style-name="ce7" office:value-type="float" office:value="0.0723" calcext:value-type="float">
            <text:p>0.0723</text:p>
          </table:table-cell>
          <table:table-cell table:style-name="ce7" office:value-type="float" office:value="0.0535" calcext:value-type="float">
            <text:p>0.0535</text:p>
          </table:table-cell>
          <table:table-cell table:style-name="ce7" office:value-type="float" office:value="0.0367" calcext:value-type="float">
            <text:p>0.0367</text:p>
          </table:table-cell>
          <table:table-cell table:style-name="ce7" office:value-type="float" office:value="0.0455" calcext:value-type="float">
            <text:p>0.0455</text:p>
          </table:table-cell>
          <table:table-cell table:style-name="ce7" office:value-type="float" office:value="0.0508" calcext:value-type="float">
            <text:p>0.0508</text:p>
          </table:table-cell>
          <table:table-cell table:style-name="ce7" office:value-type="float" office:value="0.0364" calcext:value-type="float">
            <text:p>0.0364</text:p>
          </table:table-cell>
          <table:table-cell table:style-name="ce7" office:value-type="float" office:value="0.0496" calcext:value-type="float">
            <text:p>0.0496</text:p>
          </table:table-cell>
          <table:table-cell table:style-name="ce7"/>
          <table:table-cell table:number-columns-repeated="1013"/>
        </table:table-row>
        <table:table-row table:style-name="ro1">
          <table:table-cell office:value-type="string" calcext:value-type="string">
            <text:p>Ch 6</text:p>
          </table:table-cell>
          <table:table-cell/>
          <table:table-cell office:value-type="float" office:value="0.0665" calcext:value-type="float">
            <text:p>0.0665</text:p>
          </table:table-cell>
          <table:table-cell office:value-type="float" office:value="0.0678" calcext:value-type="float">
            <text:p>0.0678</text:p>
          </table:table-cell>
          <table:table-cell office:value-type="float" office:value="0.0436" calcext:value-type="float">
            <text:p>0.0436</text:p>
          </table:table-cell>
          <table:table-cell office:value-type="float" office:value="0.0229" calcext:value-type="float">
            <text:p>0.0229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37" calcext:value-type="float">
            <text:p>0.0237</text:p>
          </table:table-cell>
          <table:table-cell office:value-type="float" office:value="0.0285" calcext:value-type="float">
            <text:p>0.0285</text:p>
          </table:table-cell>
          <table:table-cell office:value-type="float" office:value="0.0346" calcext:value-type="float">
            <text:p>0.034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 7</text:p>
          </table:table-cell>
          <table:table-cell/>
          <table:table-cell office:value-type="float" office:value="0.0712" calcext:value-type="float">
            <text:p>0.0712</text:p>
          </table:table-cell>
          <table:table-cell office:value-type="float" office:value="0.0648" calcext:value-type="float">
            <text:p>0.0648</text:p>
          </table:table-cell>
          <table:table-cell office:value-type="float" office:value="0.0617" calcext:value-type="float">
            <text:p>0.0617</text:p>
          </table:table-cell>
          <table:table-cell office:value-type="float" office:value="0.0367" calcext:value-type="float">
            <text:p>0.0367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0418" calcext:value-type="float">
            <text:p>0.0418</text:p>
          </table:table-cell>
          <table:table-cell office:value-type="float" office:value="0.0476" calcext:value-type="float">
            <text:p>0.0476</text:p>
          </table:table-cell>
          <table:table-cell office:value-type="float" office:value="0.0541" calcext:value-type="float">
            <text:p>0.054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 8</text:p>
          </table:table-cell>
          <table:table-cell table:style-name="ce8"/>
          <table:table-cell table:style-name="ce8" office:value-type="float" office:value="0.0823" calcext:value-type="float">
            <text:p>0.0823</text:p>
          </table:table-cell>
          <table:table-cell table:style-name="ce8" office:value-type="float" office:value="0.0542" calcext:value-type="float">
            <text:p>0.0542</text:p>
          </table:table-cell>
          <table:table-cell table:style-name="ce8" office:value-type="float" office:value="0.0369" calcext:value-type="float">
            <text:p>0.0369</text:p>
          </table:table-cell>
          <table:table-cell table:style-name="ce8" office:value-type="float" office:value="0.0241" calcext:value-type="float">
            <text:p>0.0241</text:p>
          </table:table-cell>
          <table:table-cell table:style-name="ce8" office:value-type="float" office:value="0.0221" calcext:value-type="float">
            <text:p>0.0221</text:p>
          </table:table-cell>
          <table:table-cell table:style-name="ce8" office:value-type="float" office:value="0.0285" calcext:value-type="float">
            <text:p>0.0285</text:p>
          </table:table-cell>
          <table:table-cell table:style-name="ce8" office:value-type="float" office:value="0.0304" calcext:value-type="float">
            <text:p>0.0304</text:p>
          </table:table-cell>
          <table:table-cell table:style-name="ce8" office:value-type="float" office:value="0.0333" calcext:value-type="float">
            <text:p>0.0333</text:p>
          </table:table-cell>
          <table:table-cell table:style-name="ce8"/>
          <table:table-cell table:number-columns-repeated="1013"/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formula="of:=AVERAGE([.C45:.C48])" office:value-type="float" office:value="0.07195" calcext:value-type="float">
            <text:p>0.07195</text:p>
          </table:table-cell>
          <table:table-cell table:formula="of:=AVERAGE([.D45:.D48])" office:value-type="float" office:value="0.064775" calcext:value-type="float">
            <text:p>0.064775</text:p>
          </table:table-cell>
          <table:table-cell table:formula="of:=AVERAGE([.E45:.E48])" office:value-type="float" office:value="0.048925" calcext:value-type="float">
            <text:p>0.048925</text:p>
          </table:table-cell>
          <table:table-cell table:formula="of:=AVERAGE([.F45:.F48])" office:value-type="float" office:value="0.0301" calcext:value-type="float">
            <text:p>0.0301</text:p>
          </table:table-cell>
          <table:table-cell table:formula="of:=AVERAGE([.G45:.G48])" office:value-type="float" office:value="0.033775" calcext:value-type="float">
            <text:p>0.033775</text:p>
          </table:table-cell>
          <table:table-cell table:formula="of:=AVERAGE([.H45:.H48])" office:value-type="float" office:value="0.0362" calcext:value-type="float">
            <text:p>0.0362</text:p>
          </table:table-cell>
          <table:table-cell table:formula="of:=AVERAGE([.I45:.I48])" office:value-type="float" office:value="0.035725" calcext:value-type="float">
            <text:p>0.035725</text:p>
          </table:table-cell>
          <table:table-cell table:formula="of:=AVERAGE([.J45:.J48])" office:value-type="float" office:value="0.0429" calcext:value-type="float">
            <text:p>0.04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oubling time</text:p>
          </table:table-cell>
          <table:table-cell/>
          <table:table-cell table:formula="of:=LN(2)/[.C49]" office:value-type="float" office:value="9.63373426768513" calcext:value-type="float">
            <text:p>9.63373426768513</text:p>
          </table:table-cell>
          <table:table-cell table:formula="of:=LN(2)/[.D49]" office:value-type="float" office:value="10.7008441614812" calcext:value-type="float">
            <text:p>10.7008441614812</text:p>
          </table:table-cell>
          <table:table-cell table:formula="of:=LN(2)/[.E49]" office:value-type="float" office:value="14.1675458469074" calcext:value-type="float">
            <text:p>14.1675458469074</text:p>
          </table:table-cell>
          <table:table-cell table:formula="of:=LN(2)/[.F49]" office:value-type="float" office:value="23.028145533553" calcext:value-type="float">
            <text:p>23.028145533553</text:p>
          </table:table-cell>
          <table:table-cell table:formula="of:=LN(2)/[.G49]" office:value-type="float" office:value="20.5224923925965" calcext:value-type="float">
            <text:p>20.5224923925965</text:p>
          </table:table-cell>
          <table:table-cell table:formula="of:=LN(2)/[.H49]" office:value-type="float" office:value="19.1477121701642" calcext:value-type="float">
            <text:p>19.1477121701642</text:p>
          </table:table-cell>
          <table:table-cell table:formula="of:=LN(2)/[.I49]" office:value-type="float" office:value="19.4023003655688" calcext:value-type="float">
            <text:p>19.4023003655688</text:p>
          </table:table-cell>
          <table:table-cell table:formula="of:=LN(2)/[.J49]" office:value-type="float" office:value="16.1572769361293" calcext:value-type="float">
            <text:p>16.157276936129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neration?</text:p>
          </table:table-cell>
          <table:table-cell/>
          <table:table-cell table:formula="of:=[.C43]/[.C50]" office:value-type="float" office:value="3.9704229883425" calcext:value-type="float">
            <text:p>3.9704229883425</text:p>
          </table:table-cell>
          <table:table-cell table:formula="of:=([.D43]-[.C43])/[.D50]+[.C51]" office:value-type="float" office:value="6.1665114132717" calcext:value-type="float">
            <text:p>6.1665114132717</text:p>
          </table:table-cell>
          <table:table-cell table:formula="of:=([.E43]-[.D43])/[.E50]+[.D51]" office:value-type="float" office:value="8.03698356747225" calcext:value-type="float">
            <text:p>8.03698356747225</text:p>
          </table:table-cell>
          <table:table-cell table:formula="of:=([.F43]-[.E43])/[.F50]+[.E51]" office:value-type="float" office:value="9.15156166622838" calcext:value-type="float">
            <text:p>9.15156166622838</text:p>
          </table:table-cell>
          <table:table-cell table:formula="of:=([.G43]-[.F43])/[.G50]+[.F51]" office:value-type="float" office:value="11.2387025706531" calcext:value-type="float">
            <text:p>11.2387025706531</text:p>
          </table:table-cell>
          <table:table-cell table:formula="of:=([.H43]-[.G43])/[.H50]+[.G51]" office:value-type="float" office:value="12.7271310443382" calcext:value-type="float">
            <text:p>12.7271310443382</text:p>
          </table:table-cell>
          <table:table-cell table:formula="of:=([.I43]-[.H43])/[.I50]+[.H51]" office:value-type="float" office:value="14.067178333068" calcext:value-type="float">
            <text:p>14.067178333068</text:p>
          </table:table-cell>
          <table:table-cell table:formula="of:=([.J43]-[.I43])/[.J50]+[.I51]" office:value-type="float" office:value="15.6144687644214" calcext:value-type="float">
            <text:p>15.61446876442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/o ln(2)</text:p>
          </table:table-cell>
          <table:table-cell table:number-columns-repeated="2"/>
          <table:table-cell table:formula="of:=LOG(EXP([.D49]*([.D43]-[.C43]));2)" office:value-type="float" office:value="2.19608842492919" calcext:value-type="float">
            <text:p>2.19608842492919</text:p>
          </table:table-cell>
          <table:table-cell table:formula="of:=LOG(EXP([.E49]*([.E43]-[.D43]));2)+[.D52]" office:value-type="float" office:value="4.06656057912974" calcext:value-type="float">
            <text:p>4.06656057912974</text:p>
          </table:table-cell>
          <table:table-cell table:formula="of:=LOG(EXP([.F49]*([.F43]-[.E43]));2)+[.E52]" office:value-type="float" office:value="5.18113867788588" calcext:value-type="float">
            <text:p>5.18113867788588</text:p>
          </table:table-cell>
          <table:table-cell table:formula="of:=LOG(EXP([.G49]*([.G43]-[.F43]));2)+[.F52]" office:value-type="float" office:value="7.26827958231059" calcext:value-type="float">
            <text:p>7.26827958231059</text:p>
          </table:table-cell>
          <table:table-cell table:formula="of:=LOG(EXP([.H49]*([.H43]-[.G43]));2)+[.G52]" office:value-type="float" office:value="8.75670805599573" calcext:value-type="float">
            <text:p>8.75670805599573</text:p>
          </table:table-cell>
          <table:table-cell table:formula="of:=LOG(EXP([.I49]*([.I43]-[.H43]));2)+[.H52]" office:value-type="float" office:value="10.0967553447254" calcext:value-type="float">
            <text:p>10.0967553447254</text:p>
          </table:table-cell>
          <table:table-cell table:formula="of:=LOG(EXP([.J49]*([.J43]-[.I43]));2)+[.I52]" office:value-type="float" office:value="11.6440457760789" calcext:value-type="float">
            <text:p>11.6440457760789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generation since 0.2x aTc</text:p>
          </table:table-cell>
          <table:table-cell table:style-name="ce5"/>
          <table:table-cell table:style-name="ce5" table:formula="of:=[.C51]-[.$C$51]" office:value-type="float" office:value="0" calcext:value-type="float">
            <text:p>0</text:p>
          </table:table-cell>
          <table:table-cell table:style-name="ce5" table:formula="of:=[.D51]-[.$C$51]" office:value-type="float" office:value="2.19608842492919" calcext:value-type="float">
            <text:p>2.19608842492919</text:p>
          </table:table-cell>
          <table:table-cell table:style-name="ce5" table:formula="of:=[.E51]-[.$C$51]" office:value-type="float" office:value="4.06656057912974" calcext:value-type="float">
            <text:p>4.06656057912974</text:p>
          </table:table-cell>
          <table:table-cell table:style-name="ce5" table:formula="of:=[.F51]-[.$C$51]" office:value-type="float" office:value="5.18113867788588" calcext:value-type="float">
            <text:p>5.18113867788588</text:p>
          </table:table-cell>
          <table:table-cell table:style-name="ce5" table:formula="of:=[.G51]-[.$C$51]" office:value-type="float" office:value="7.26827958231059" calcext:value-type="float">
            <text:p>7.26827958231059</text:p>
          </table:table-cell>
          <table:table-cell table:style-name="ce5" table:formula="of:=[.H51]-[.$C$51]" office:value-type="float" office:value="8.75670805599573" calcext:value-type="float">
            <text:p>8.75670805599573</text:p>
          </table:table-cell>
          <table:table-cell table:style-name="ce5" table:formula="of:=[.I51]-[.$C$51]" office:value-type="float" office:value="10.0967553447254" calcext:value-type="float">
            <text:p>10.0967553447254</text:p>
          </table:table-cell>
          <table:table-cell table:style-name="ce5" table:formula="of:=[.J51]-[.$C$51]" office:value-type="float" office:value="11.6440457760789" calcext:value-type="float">
            <text:p>11.6440457760789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6" office:value-type="string" calcext:value-type="string">
            <text:p>generation since 1x aTc</text:p>
          </table:table-cell>
          <table:table-cell table:style-name="ce6" table:number-columns-repeated="3"/>
          <table:table-cell table:style-name="ce6" table:formula="of:=[.E51]-[.$E$51]" office:value-type="float" office:value="0" calcext:value-type="float">
            <text:p>0</text:p>
          </table:table-cell>
          <table:table-cell table:style-name="ce6" table:formula="of:=[.F51]-[.$E$51]" office:value-type="float" office:value="1.11457809875613" calcext:value-type="float">
            <text:p>1.11457809875613</text:p>
          </table:table-cell>
          <table:table-cell table:style-name="ce6" table:formula="of:=[.G51]-[.$E$51]" office:value-type="float" office:value="3.20171900318084" calcext:value-type="float">
            <text:p>3.20171900318084</text:p>
          </table:table-cell>
          <table:table-cell table:style-name="ce6" table:formula="of:=[.H51]-[.$E$51]" office:value-type="float" office:value="4.69014747686599" calcext:value-type="float">
            <text:p>4.69014747686599</text:p>
          </table:table-cell>
          <table:table-cell table:style-name="ce6" table:formula="of:=[.I51]-[.$E$51]" office:value-type="float" office:value="6.0301947655957" calcext:value-type="float">
            <text:p>6.0301947655957</text:p>
          </table:table-cell>
          <table:table-cell table:style-name="ce6" table:formula="of:=[.J51]-[.$E$51]" office:value-type="float" office:value="7.57748519694911" calcext:value-type="float">
            <text:p>7.57748519694911</text:p>
          </table:table-cell>
          <table:table-cell table:style-name="ce6"/>
          <table:table-cell table:style-name="ce8" table:number-columns-repeated="101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9"/>
          <table:table-cell table:style-name="ce7" office:value-type="string" calcext:value-type="string">
            <text:p>MC1-4 phase between 40h and 90h</text:p>
          </table:table-cell>
          <table:table-cell table:style-name="ce7"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table:style-name="ce10"/>
          <table:table-cell office:value-type="string" calcext:value-type="string">
            <text:p>40h-45h</text:p>
          </table:table-cell>
          <table:table-cell office:value-type="string" calcext:value-type="string">
            <text:p>60h – 70h</text:p>
          </table:table-cell>
          <table:table-cell office:value-type="string" calcext:value-type="string">
            <text:p>80h-95h</text:p>
          </table:table-cell>
          <table:table-cell table:style-name="ce13" office:value-type="string" calcext:value-type="string">
            <text:p>105h-115h</text:p>
          </table:table-cell>
          <table:table-cell office:value-type="string" calcext:value-type="string">
            <text:p>40 – 115 h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0" office:value-type="string" calcext:value-type="string">
            <text:p>ch1</text:p>
          </table:table-cell>
          <table:table-cell office:value-type="float" office:value="0.0664" calcext:value-type="float">
            <text:p>0.0664</text:p>
          </table:table-cell>
          <table:table-cell office:value-type="float" office:value="0.0986" calcext:value-type="float">
            <text:p>0.0986</text:p>
          </table:table-cell>
          <table:table-cell office:value-type="float" office:value="0.0533" calcext:value-type="float">
            <text:p>0.0533</text:p>
          </table:table-cell>
          <table:table-cell table:style-name="ce13" office:value-type="float" office:value="0.0576" calcext:value-type="float">
            <text:p>0.0576</text:p>
          </table:table-cell>
          <table:table-cell office:value-type="float" office:value="0.0661" calcext:value-type="float">
            <text:p>0.0661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0" office:value-type="string" calcext:value-type="string">
            <text:p>ch3</text:p>
          </table:table-cell>
          <table:table-cell office:value-type="float" office:value="0.0831" calcext:value-type="float">
            <text:p>0.0831</text:p>
          </table:table-cell>
          <table:table-cell office:value-type="float" office:value="0.0794" calcext:value-type="float">
            <text:p>0.0794</text:p>
          </table:table-cell>
          <table:table-cell office:value-type="float" office:value="0.0502" calcext:value-type="float">
            <text:p>0.0502</text:p>
          </table:table-cell>
          <table:table-cell table:style-name="ce13" office:value-type="float" office:value="0.0382" calcext:value-type="float">
            <text:p>0.0382</text:p>
          </table:table-cell>
          <table:table-cell office:value-type="float" office:value="0.0617" calcext:value-type="float">
            <text:p>0.0617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0" office:value-type="string" calcext:value-type="string">
            <text:p>ch4</text:p>
          </table:table-cell>
          <table:table-cell office:value-type="float" office:value="0.0781" calcext:value-type="float">
            <text:p>0.0781</text:p>
          </table:table-cell>
          <table:table-cell office:value-type="float" office:value="0.0613" calcext:value-type="float">
            <text:p>0.0613</text:p>
          </table:table-cell>
          <table:table-cell office:value-type="float" office:value="0.0413" calcext:value-type="float">
            <text:p>0.0413</text:p>
          </table:table-cell>
          <table:table-cell table:style-name="ce13" office:value-type="float" office:value="0.0395" calcext:value-type="float">
            <text:p>0.0395</text:p>
          </table:table-cell>
          <table:table-cell office:value-type="float" office:value="0.0524" calcext:value-type="float">
            <text:p>0.0524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0" office:value-type="string" calcext:value-type="string">
            <text:p>hour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26" office:value-type="float" office:value="15" calcext:value-type="float">
            <text:p>15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0" office:value-type="string" calcext:value-type="string">
            <text:p>average</text:p>
          </table:table-cell>
          <table:table-cell table:formula="of:=AVERAGE([.D62:.D64])" office:value-type="float" office:value="0.0758666666666667" calcext:value-type="float">
            <text:p>0.0758666666666667</text:p>
          </table:table-cell>
          <table:table-cell table:formula="of:=AVERAGE([.E62:.E64])" office:value-type="float" office:value="0.0797666666666667" calcext:value-type="float">
            <text:p>0.0797666666666667</text:p>
          </table:table-cell>
          <table:table-cell table:formula="of:=AVERAGE([.F62:.F64])" office:value-type="float" office:value="0.0482666666666667" calcext:value-type="float">
            <text:p>0.0482666666666667</text:p>
          </table:table-cell>
          <table:table-cell table:style-name="ce13" table:formula="of:=AVERAGE([.G62:.G64])" office:value-type="float" office:value="0.0451" calcext:value-type="float">
            <text:p>0.0451</text:p>
          </table:table-cell>
          <table:table-cell table:formula="of:=AVERAGE([.H62:.H64])" office:value-type="float" office:value="0.0600666666666667" calcext:value-type="float">
            <text:p>0.0600666666666667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0" office:value-type="string" calcext:value-type="string">
            <text:p>average in this time: </text:p>
          </table:table-cell>
          <table:table-cell table:formula="of:=([.D65]*[.D66]+[.E65]*[.E66]+[.F65]*[.F66]+[.G65]*[.G66])/SUM([.D65:.G65])" office:value-type="float" office:value="0.0588" calcext:value-type="float">
            <text:p>0.0588</text:p>
          </table:table-cell>
          <table:table-cell table:number-columns-repeated="2"/>
          <table:table-cell table:style-name="ce13"/>
          <table:table-cell table:number-columns-repeated="1017"/>
        </table:table-row>
        <table:table-row table:style-name="ro1">
          <table:table-cell table:number-columns-repeated="2"/>
          <table:table-cell table:style-name="ce11" office:value-type="string" calcext:value-type="string">
            <text:p>25h of 50h: </text:p>
          </table:table-cell>
          <table:table-cell table:style-name="ce8" table:formula="of:=[.D67]*(SUM([.D65:.G65])/[.G68])" office:value-type="float" office:value="0.03136" calcext:value-type="float">
            <text:p>0.03136</text:p>
          </table:table-cell>
          <table:table-cell table:style-name="ce8"/>
          <table:table-cell table:style-name="ce8" office:value-type="string" calcext:value-type="string">
            <text:p>total hours</text:p>
          </table:table-cell>
          <table:table-cell table:style-name="ce14" table:formula="of:=115-40" office:value-type="float" office:value="75" calcext:value-type="float">
            <text:p>7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generations grown</text:p>
          </table:table-cell>
          <table:table-cell table:formula="of:=LOG(EXP([.D66]*[.D65]);2)" office:value-type="float" office:value="0.54726231884388" calcext:value-type="float">
            <text:p>0.54726231884388</text:p>
          </table:table-cell>
          <table:table-cell table:formula="of:=LOG(EXP([.E66]*[.E65]);2)" office:value-type="float" office:value="1.15078974428243" calcext:value-type="float">
            <text:p>1.15078974428243</text:p>
          </table:table-cell>
          <table:table-cell table:formula="of:=LOG(EXP([.F66]*[.F65]);2)" office:value-type="float" office:value="1.04451120960361" calcext:value-type="float">
            <text:p>1.04451120960361</text:p>
          </table:table-cell>
          <table:table-cell table:formula="of:=LOG(EXP([.G66]*[.G65]);2)" office:value-type="float" office:value="0.650655463440923" calcext:value-type="float">
            <text:p>0.650655463440923</text:p>
          </table:table-cell>
          <table:table-cell table:formula="of:=SUM([.D69:.G69])" office:value-type="float" office:value="3.39321873617084" calcext:value-type="float">
            <text:p>3.39321873617084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exp</text:p>
          </table:table-cell>
          <table:table-cell table:formula="of:=EXP([.D66]*[.D65])" office:value-type="float" office:value="1.4613100579212" calcext:value-type="float">
            <text:p>1.4613100579212</text:p>
          </table:table-cell>
          <table:table-cell table:formula="of:=EXP([.E66]*[.E65])" office:value-type="float" office:value="2.22035405336694" calcext:value-type="float">
            <text:p>2.22035405336694</text:p>
          </table:table-cell>
          <table:table-cell table:formula="of:=EXP([.F66]*[.F65])" office:value-type="float" office:value="2.06266740088803" calcext:value-type="float">
            <text:p>2.06266740088803</text:p>
          </table:table-cell>
          <table:table-cell table:formula="of:=EXP([.G66]*[.G65])" office:value-type="float" office:value="1.5698812820932" calcext:value-type="float">
            <text:p>1.569881282093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" office:value-type="string" calcext:value-type="string">
            <text:p>generations grown:</text:p>
          </table:table-cell>
          <table:table-cell table:style-name="ce1" table:formula="of:=LOG(PRODUCT([.D70:.G70]);2)" office:value-type="float" office:value="3.39321873617084" calcext:value-type="float">
            <text:p>3.3932187361708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/>
          <table:table-cell table:style-name="ce7" office:value-type="string" calcext:value-type="string">
            <text:p>MC4 1-4 phase between 115 h and 185 h</text:p>
          </table:table-cell>
          <table:table-cell table:style-name="ce7"/>
          <table:table-cell table:style-name="ce12"/>
          <table:table-cell table:number-columns-repeated="1018"/>
        </table:table-row>
        <table:table-row table:style-name="ro1">
          <table:table-cell table:number-columns-repeated="2"/>
          <table:table-cell table:style-name="ce10"/>
          <table:table-cell office:value-type="string" calcext:value-type="string">
            <text:p>125h-140h</text:p>
          </table:table-cell>
          <table:table-cell office:value-type="string" calcext:value-type="string">
            <text:p>150h-165h</text:p>
          </table:table-cell>
          <table:table-cell table:style-name="ce13" office:value-type="string" calcext:value-type="string">
            <text:p>175-185h (determined 175-190h)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0" office:value-type="string" calcext:value-type="string">
            <text:p>ch1</text:p>
          </table:table-cell>
          <table:table-cell office:value-type="float" office:value="0.0383" calcext:value-type="float">
            <text:p>0.0383</text:p>
          </table:table-cell>
          <table:table-cell office:value-type="float" office:value="0.0337" calcext:value-type="float">
            <text:p>0.0337</text:p>
          </table:table-cell>
          <table:table-cell table:style-name="ce13" office:value-type="float" office:value="0.0335" calcext:value-type="float">
            <text:p>0.033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0" office:value-type="string" calcext:value-type="string">
            <text:p>ch3</text:p>
          </table:table-cell>
          <table:table-cell office:value-type="float" office:value="0.0303" calcext:value-type="float">
            <text:p>0.0303</text:p>
          </table:table-cell>
          <table:table-cell office:value-type="float" office:value="0.0268" calcext:value-type="float">
            <text:p>0.0268</text:p>
          </table:table-cell>
          <table:table-cell table:style-name="ce13"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0" office:value-type="string" calcext:value-type="string">
            <text:p>ch4</text:p>
          </table:table-cell>
          <table:table-cell office:value-type="float" office:value="0.035" calcext:value-type="float">
            <text:p>0.035</text:p>
          </table:table-cell>
          <table:table-cell office:value-type="float" office:value="0.0351" calcext:value-type="float">
            <text:p>0.0351</text:p>
          </table:table-cell>
          <table:table-cell table:style-name="ce13" office:value-type="float" office:value="0.047" calcext:value-type="float">
            <text:p>0.04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0"/>
          <table:table-cell table:number-columns-repeated="2" office:value-type="float" office:value="15" calcext:value-type="float">
            <text:p>15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0" office:value-type="string" calcext:value-type="string">
            <text:p>average</text:p>
          </table:table-cell>
          <table:table-cell table:formula="of:=AVERAGE([.D75:.D77])" office:value-type="float" office:value="0.0345333333333333" calcext:value-type="float">
            <text:p>0.0345333333333333</text:p>
          </table:table-cell>
          <table:table-cell table:formula="of:=AVERAGE([.E75:.E77])" office:value-type="float" office:value="0.0318666666666667" calcext:value-type="float">
            <text:p>0.0318666666666667</text:p>
          </table:table-cell>
          <table:table-cell table:style-name="ce13" table:formula="of:=AVERAGE([.F75:.F77])" office:value-type="float" office:value="0.04025" calcext:value-type="float">
            <text:p>0.0402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0" office:value-type="string" calcext:value-type="string">
            <text:p>average in this time: </text:p>
          </table:table-cell>
          <table:table-cell table:formula="of:=([.D78]*[.D79]+[.E78]*[.E79]+[.F78]*[.F79])/SUM([.D78:.F78])" office:value-type="float" office:value="0.0349625" calcext:value-type="float">
            <text:p>0.0349625</text:p>
          </table:table-cell>
          <table:table-cell office:value-type="string" calcext:value-type="string">
            <text:p>growth during</text:p>
          </table:table-cell>
          <table:table-cell table:style-name="ce13" table:formula="of:=SUM([.D78:.F78])"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1" office:value-type="string" calcext:value-type="string">
            <text:p>35h/70h growth</text:p>
          </table:table-cell>
          <table:table-cell table:style-name="ce8" table:formula="of:=[.D80]*([.F80]/[.F81])" office:value-type="float" office:value="0.0233083333333333" calcext:value-type="float">
            <text:p>0.0233083333333333</text:p>
          </table:table-cell>
          <table:table-cell table:style-name="ce8" office:value-type="string" calcext:value-type="string">
            <text:p>total</text:p>
          </table:table-cell>
          <table:table-cell table:style-name="ce14" table:formula="of:=185-125"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generations grown</text:p>
          </table:table-cell>
          <table:table-cell table:formula="of:=LOG(EXP([.D79]*[.D78]);2)" office:value-type="float" office:value="0.747316031180483" calcext:value-type="float">
            <text:p>0.747316031180483</text:p>
          </table:table-cell>
          <table:table-cell table:formula="of:=LOG(EXP([.E79]*[.E78]);2)" office:value-type="float" office:value="0.689608229544925" calcext:value-type="float">
            <text:p>0.689608229544925</text:p>
          </table:table-cell>
          <table:table-cell table:formula="of:=LOG(EXP([.F79]*[.F78]);2)" office:value-type="float" office:value="0.580684753957808" calcext:value-type="float">
            <text:p>0.580684753957808</text:p>
          </table:table-cell>
          <table:table-cell table:formula="of:=SUM([.D82:.F82])" office:value-type="float" office:value="2.01760901468322" calcext:value-type="float">
            <text:p>2.0176090146832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exp</text:p>
          </table:table-cell>
          <table:table-cell table:formula="of:=EXP([.D79]*[.D78])" office:value-type="float" office:value="1.67866695621321" calcext:value-type="float">
            <text:p>1.67866695621321</text:p>
          </table:table-cell>
          <table:table-cell table:formula="of:=EXP([.E79]*[.E78])" office:value-type="float" office:value="1.61284548338362" calcext:value-type="float">
            <text:p>1.61284548338362</text:p>
          </table:table-cell>
          <table:table-cell table:formula="of:=EXP([.F79]*[.F78])" office:value-type="float" office:value="1.49555892522494" calcext:value-type="float">
            <text:p>1.4955589252249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" office:value-type="string" calcext:value-type="string">
            <text:p>generations grown:</text:p>
          </table:table-cell>
          <table:table-cell table:style-name="ce1" table:formula="of:=LOG(PRODUCT([.D83:.F83]);2)" office:value-type="float" office:value="2.01760901468322" calcext:value-type="float">
            <text:p>2.0176090146832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/>
          <table:table-cell table:style-name="ce7" office:value-type="string" calcext:value-type="string">
            <text:p>MC4 1-4 phase between 185h and 235h</text:p>
          </table:table-cell>
          <table:table-cell table:style-name="ce7"/>
          <table:table-cell table:style-name="ce12"/>
          <table:table-cell table:number-columns-repeated="1018"/>
        </table:table-row>
        <table:table-row table:style-name="ro1">
          <table:table-cell table:number-columns-repeated="2"/>
          <table:table-cell table:style-name="ce10"/>
          <table:table-cell office:value-type="string" calcext:value-type="string">
            <text:p>185h – 190h (determined 175-190h)</text:p>
          </table:table-cell>
          <table:table-cell office:value-type="string" calcext:value-type="string">
            <text:p>200h-215h</text:p>
          </table:table-cell>
          <table:table-cell table:style-name="ce13" office:value-type="string" calcext:value-type="string">
            <text:p>225h-23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0"/>
          <table:table-cell table:number-columns-repeated="2"/>
          <table:table-cell table:style-name="ce13" office:value-type="string" calcext:value-type="string">
            <text:p>measured from 225 to 24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0" office:value-type="string" calcext:value-type="string">
            <text:p>ch1</text:p>
          </table:table-cell>
          <table:table-cell table:style-name="ce13" office:value-type="float" office:value="0.0335" calcext:value-type="float">
            <text:p>0.0335</text:p>
          </table:table-cell>
          <table:table-cell office:value-type="float" office:value="0.0302" calcext:value-type="float">
            <text:p>0.0302</text:p>
          </table:table-cell>
          <table:table-cell table:style-name="ce13" office:value-type="float" office:value="0.0336" calcext:value-type="float">
            <text:p>0.033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0" office:value-type="string" calcext:value-type="string">
            <text:p>ch3</text:p>
          </table:table-cell>
          <table:table-cell table:style-name="ce13" office:value-type="string" calcext:value-type="string">
            <text:p>NA</text:p>
          </table:table-cell>
          <table:table-cell office:value-type="float" office:value="0.033" calcext:value-type="float">
            <text:p>0.033</text:p>
          </table:table-cell>
          <table:table-cell table:style-name="ce13" office:value-type="float" office:value="0.0333" calcext:value-type="float">
            <text:p>0.033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0" office:value-type="string" calcext:value-type="string">
            <text:p>ch4</text:p>
          </table:table-cell>
          <table:table-cell table:style-name="ce13" office:value-type="float" office:value="0.047" calcext:value-type="float">
            <text:p>0.047</text:p>
          </table:table-cell>
          <table:table-cell office:value-type="float" office:value="0.037" calcext:value-type="float">
            <text:p>0.037</text:p>
          </table:table-cell>
          <table:table-cell table:style-name="ce13" office:value-type="float" office:value="0.0349" calcext:value-type="float">
            <text:p>0.034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0" office:value-type="string" calcext:value-type="string">
            <text:p>average</text:p>
          </table:table-cell>
          <table:table-cell table:formula="of:=AVERAGE([.D89:.D91])" office:value-type="float" office:value="0.04025" calcext:value-type="float">
            <text:p>0.04025</text:p>
          </table:table-cell>
          <table:table-cell table:formula="of:=AVERAGE([.E89:.E91])" office:value-type="float" office:value="0.0334" calcext:value-type="float">
            <text:p>0.0334</text:p>
          </table:table-cell>
          <table:table-cell table:style-name="ce13" table:formula="of:=AVERAGE([.F89:.F91])" office:value-type="float" office:value="0.0339333333333333" calcext:value-type="float">
            <text:p>0.033933333333333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0" office:value-type="string" calcext:value-type="string">
            <text:p>hours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0" office:value-type="string" calcext:value-type="string">
            <text:p>average in this time: </text:p>
          </table:table-cell>
          <table:table-cell table:formula="of:=([.D93]*[.D92]+[.E93]*[.E92]+[.F93]*[.F92])/30" office:value-type="float" office:value="0.0347194444444444" calcext:value-type="float">
            <text:p>0.0347194444444444</text:p>
          </table:table-cell>
          <table:table-cell office:value-type="string" calcext:value-type="string">
            <text:p>growth during</text:p>
          </table:table-cell>
          <table:table-cell table:style-name="ce13" table:formula="of:=SUM([.D93:.F93])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1" office:value-type="string" calcext:value-type="string">
            <text:p>35h/70h growth</text:p>
          </table:table-cell>
          <table:table-cell table:style-name="ce8" table:formula="of:=[.D94]*([.F94]/[.F95])" office:value-type="float" office:value="0.0208316666666667" calcext:value-type="float">
            <text:p>0.0208316666666667</text:p>
          </table:table-cell>
          <table:table-cell table:style-name="ce8" office:value-type="string" calcext:value-type="string">
            <text:p>total</text:p>
          </table:table-cell>
          <table:table-cell table:style-name="ce14" table:formula="of:=235-185"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generations grown</text:p>
          </table:table-cell>
          <table:table-cell table:formula="of:=LOG(EXP([.D93]*[.D92]);2)" office:value-type="float" office:value="0.290342376978904" calcext:value-type="float">
            <text:p>0.290342376978904</text:p>
          </table:table-cell>
          <table:table-cell table:formula="of:=LOG(EXP([.E93]*[.E92]);2)" office:value-type="float" office:value="0.722790215485371" calcext:value-type="float">
            <text:p>0.722790215485371</text:p>
          </table:table-cell>
          <table:table-cell table:formula="of:=LOG(EXP([.F93]*[.F92]);2)" office:value-type="float" office:value="0.489554517208322" calcext:value-type="float">
            <text:p>0.489554517208322</text:p>
          </table:table-cell>
          <table:table-cell table:formula="of:=SUM([.D96:.F96])" office:value-type="float" office:value="1.5026871096726" calcext:value-type="float">
            <text:p>1.502687109672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exp</text:p>
          </table:table-cell>
          <table:table-cell table:formula="of:=EXP([.D93]*[.D92])" office:value-type="float" office:value="1.22293046622649" calcext:value-type="float">
            <text:p>1.22293046622649</text:p>
          </table:table-cell>
          <table:table-cell table:formula="of:=EXP([.E93]*[.E92])" office:value-type="float" office:value="1.65037081660632" calcext:value-type="float">
            <text:p>1.65037081660632</text:p>
          </table:table-cell>
          <table:table-cell table:formula="of:=EXP([.F93]*[.F92])" office:value-type="float" office:value="1.40401127097776" calcext:value-type="float">
            <text:p>1.4040112709777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" office:value-type="string" calcext:value-type="string">
            <text:p>generations grown:</text:p>
          </table:table-cell>
          <table:table-cell table:style-name="ce1" table:formula="of:=LOG(PRODUCT([.D97:.F97]);2)" office:value-type="float" office:value="1.5026871096726" calcext:value-type="float">
            <text:p>1.502687109672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/>
          <table:table-cell table:style-name="ce7" office:value-type="string" calcext:value-type="string">
            <text:p>MC4 1-4 phase between 235h and 330h</text:p>
          </table:table-cell>
          <table:table-cell table:style-name="ce7"/>
          <table:table-cell table:style-name="ce12"/>
          <table:table-cell/>
          <table:table-cell table:style-name="ce12"/>
          <table:table-cell table:number-columns-repeated="1016"/>
        </table:table-row>
        <table:table-row table:style-name="ro1">
          <table:table-cell table:number-columns-repeated="2"/>
          <table:table-cell table:style-name="ce10"/>
          <table:table-cell office:value-type="string" calcext:value-type="string">
            <text:p>235-240</text:p>
          </table:table-cell>
          <table:table-cell office:value-type="string" calcext:value-type="string">
            <text:p>245 to 265</text:p>
          </table:table-cell>
          <table:table-cell table:style-name="ce13" office:value-type="string" calcext:value-type="string">
            <text:p>270 to 285</text:p>
          </table:table-cell>
          <table:table-cell office:value-type="string" calcext:value-type="string">
            <text:p>295 to 310</text:p>
          </table:table-cell>
          <table:table-cell table:style-name="ce13" office:value-type="string" calcext:value-type="string">
            <text:p>320-33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0"/>
          <table:table-cell office:value-type="string" calcext:value-type="string">
            <text:p>take numbers from 225-240</text:p>
          </table:table-cell>
          <table:table-cell/>
          <table:table-cell table:style-name="ce13"/>
          <table:table-cell/>
          <table:table-cell table:style-name="ce13" office:value-type="string" calcext:value-type="string">
            <text:p>took numbers 320-335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0" office:value-type="string" calcext:value-type="string">
            <text:p>ch1</text:p>
          </table:table-cell>
          <table:table-cell table:style-name="ce13" office:value-type="float" office:value="0.0336" calcext:value-type="float">
            <text:p>0.0336</text:p>
          </table:table-cell>
          <table:table-cell office:value-type="float" office:value="0.0286" calcext:value-type="float">
            <text:p>0.0286</text:p>
          </table:table-cell>
          <table:table-cell table:style-name="ce13" office:value-type="float" office:value="0.0371" calcext:value-type="float">
            <text:p>0.0371</text:p>
          </table:table-cell>
          <table:table-cell office:value-type="float" office:value="0.0362" calcext:value-type="float">
            <text:p>0.0362</text:p>
          </table:table-cell>
          <table:table-cell table:style-name="ce13" office:value-type="float" office:value="0.0287" calcext:value-type="float">
            <text:p>0.0287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0" office:value-type="string" calcext:value-type="string">
            <text:p>ch3</text:p>
          </table:table-cell>
          <table:table-cell table:style-name="ce13" office:value-type="float" office:value="0.0333" calcext:value-type="float">
            <text:p>0.0333</text:p>
          </table:table-cell>
          <table:table-cell office:value-type="float" office:value="0.0252" calcext:value-type="float">
            <text:p>0.0252</text:p>
          </table:table-cell>
          <table:table-cell table:style-name="ce13" office:value-type="float" office:value="0.0271" calcext:value-type="float">
            <text:p>0.0271</text:p>
          </table:table-cell>
          <table:table-cell office:value-type="float" office:value="0.0243" calcext:value-type="float">
            <text:p>0.0243</text:p>
          </table:table-cell>
          <table:table-cell table:style-name="ce13" office:value-type="float" office:value="0.0843" calcext:value-type="float">
            <text:p>0.0843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0" office:value-type="string" calcext:value-type="string">
            <text:p>ch4</text:p>
          </table:table-cell>
          <table:table-cell table:style-name="ce13" office:value-type="float" office:value="0.0349" calcext:value-type="float">
            <text:p>0.0349</text:p>
          </table:table-cell>
          <table:table-cell office:value-type="float" office:value="0.0394" calcext:value-type="float">
            <text:p>0.0394</text:p>
          </table:table-cell>
          <table:table-cell table:style-name="ce13" office:value-type="float" office:value="0.0354" calcext:value-type="float">
            <text:p>0.0354</text:p>
          </table:table-cell>
          <table:table-cell office:value-type="float" office:value="0.0402" calcext:value-type="float">
            <text:p>0.0402</text:p>
          </table:table-cell>
          <table:table-cell table:style-name="ce13" office:value-type="float" office:value="0.0461" calcext:value-type="float">
            <text:p>0.0461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0" office:value-type="string" calcext:value-type="string">
            <text:p>average</text:p>
          </table:table-cell>
          <table:table-cell table:formula="of:=[.F92]" office:value-type="float" office:value="0.0339333333333333" calcext:value-type="float">
            <text:p>0.0339333333333333</text:p>
          </table:table-cell>
          <table:table-cell table:formula="of:=AVERAGE([.E103:.E105])" office:value-type="float" office:value="0.0310666666666667" calcext:value-type="float">
            <text:p>0.0310666666666667</text:p>
          </table:table-cell>
          <table:table-cell table:style-name="ce13" table:formula="of:=AVERAGE([.F103:.F105])" office:value-type="float" office:value="0.0332" calcext:value-type="float">
            <text:p>0.0332</text:p>
          </table:table-cell>
          <table:table-cell table:style-name="ce13" table:formula="of:=AVERAGE([.G103:.G105])" office:value-type="float" office:value="0.0335666666666667" calcext:value-type="float">
            <text:p>0.0335666666666667</text:p>
          </table:table-cell>
          <table:table-cell table:style-name="ce13" table:formula="of:=AVERAGE([.H103:.H105])" office:value-type="float" office:value="0.0530333333333333" calcext:value-type="float">
            <text:p>0.0530333333333333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0" office:value-type="string" calcext:value-type="string">
            <text:p>hour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3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0" office:value-type="string" calcext:value-type="string">
            <text:p>average in this time: </text:p>
          </table:table-cell>
          <table:table-cell table:formula="of:=(10*[.D106]+15*[.E106]+10*[.F106])/35" office:value-type="float" office:value="0.0324952380952381" calcext:value-type="float">
            <text:p>0.0324952380952381</text:p>
          </table:table-cell>
          <table:table-cell/>
          <table:table-cell table:style-name="ce13"/>
          <table:table-cell office:value-type="string" calcext:value-type="string">
            <text:p>growth during</text:p>
          </table:table-cell>
          <table:table-cell table:style-name="ce13" table:formula="of:=SUM([.D107:.H107])"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1" office:value-type="string" calcext:value-type="string">
            <text:p>35h/70h growth</text:p>
          </table:table-cell>
          <table:table-cell table:style-name="ce8" table:formula="of:=[.D108]/2" office:value-type="float" office:value="0.0162476190476191" calcext:value-type="float">
            <text:p>0.0162476190476191</text:p>
          </table:table-cell>
          <table:table-cell table:style-name="ce8"/>
          <table:table-cell table:style-name="ce14"/>
          <table:table-cell office:value-type="string" calcext:value-type="string">
            <text:p>total time</text:p>
          </table:table-cell>
          <table:table-cell table:style-name="ce14" table:formula="of:=330-235" office:value-type="float" office:value="95" calcext:value-type="float">
            <text:p>9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generations grown</text:p>
          </table:table-cell>
          <table:table-cell table:formula="of:=LOG(EXP([.D107]*[.D106]);2)" office:value-type="float" office:value="0.244777258604161" calcext:value-type="float">
            <text:p>0.244777258604161</text:p>
          </table:table-cell>
          <table:table-cell table:formula="of:=LOG(EXP([.E107]*[.E106]);2)" office:value-type="float" office:value="0.448197259369505" calcext:value-type="float">
            <text:p>0.448197259369505</text:p>
          </table:table-cell>
          <table:table-cell table:formula="of:=LOG(EXP([.F107]*[.F106]);2)" office:value-type="float" office:value="0.718462130362704" calcext:value-type="float">
            <text:p>0.718462130362704</text:p>
          </table:table-cell>
          <table:table-cell table:formula="of:=LOG(EXP([.G107]*[.G106]);2)" office:value-type="float" office:value="0.726396953087593" calcext:value-type="float">
            <text:p>0.726396953087593</text:p>
          </table:table-cell>
          <table:table-cell table:formula="of:=LOG(EXP([.H107]*[.H106]);2)" office:value-type="float" office:value="0.765109270018114" calcext:value-type="float">
            <text:p>0.765109270018114</text:p>
          </table:table-cell>
          <table:table-cell table:formula="of:=SUM([.D110:.H110])" office:value-type="float" office:value="2.90294287144208" calcext:value-type="float">
            <text:p>2.90294287144208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exp</text:p>
          </table:table-cell>
          <table:table-cell table:formula="of:=EXP([.D107]*[.D106])" office:value-type="float" office:value="1.18490981554621" calcext:value-type="float">
            <text:p>1.18490981554621</text:p>
          </table:table-cell>
          <table:table-cell table:formula="of:=EXP([.E107]*[.E106])" office:value-type="float" office:value="1.36433436725897" calcext:value-type="float">
            <text:p>1.36433436725897</text:p>
          </table:table-cell>
          <table:table-cell table:formula="of:=EXP([.F107]*[.F106])" office:value-type="float" office:value="1.64542712340407" calcext:value-type="float">
            <text:p>1.64542712340407</text:p>
          </table:table-cell>
          <table:table-cell table:formula="of:=EXP([.G107]*[.G106])" office:value-type="float" office:value="1.65450190535717" calcext:value-type="float">
            <text:p>1.65450190535717</text:p>
          </table:table-cell>
          <table:table-cell table:formula="of:=EXP([.H107]*[.H106])" office:value-type="float" office:value="1.69949871378371" calcext:value-type="float">
            <text:p>1.69949871378371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" office:value-type="string" calcext:value-type="string">
            <text:p>generations grown:</text:p>
          </table:table-cell>
          <table:table-cell table:style-name="ce1" table:formula="of:=LOG(PRODUCT([.D111:.H111]);2)" office:value-type="float" office:value="2.90294287144208" calcext:value-type="float">
            <text:p>2.90294287144208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/>
          <table:table-cell table:style-name="ce7" office:value-type="string" calcext:value-type="string">
            <text:p>MC4 1-4 phase between 330h and 380h</text:p>
          </table:table-cell>
          <table:table-cell table:style-name="ce7"/>
          <table:table-cell table:style-name="ce12"/>
          <table:table-cell table:number-columns-repeated="1018"/>
        </table:table-row>
        <table:table-row table:style-name="ro1">
          <table:table-cell table:number-columns-repeated="2"/>
          <table:table-cell table:style-name="ce10"/>
          <table:table-cell office:value-type="string" calcext:value-type="string">
            <text:p>330-335</text:p>
          </table:table-cell>
          <table:table-cell office:value-type="string" calcext:value-type="string">
            <text:p>345-360</text:p>
          </table:table-cell>
          <table:table-cell table:style-name="ce13" office:value-type="string" calcext:value-type="string">
            <text:p>370-37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0"/>
          <table:table-cell office:value-type="string" calcext:value-type="string">
            <text:p>took number from 320-335</text:p>
          </table:table-cell>
          <table:table-cell/>
          <table:table-cell table:style-name="ce13" office:value-type="string" calcext:value-type="string">
            <text:p>shinyapp cannot work with ch1, ch4 (R cut-off!)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0" office:value-type="string" calcext:value-type="string">
            <text:p>ch1</text:p>
          </table:table-cell>
          <table:table-cell/>
          <table:table-cell office:value-type="float" office:value="0.0351" calcext:value-type="float">
            <text:p>0.0351</text:p>
          </table:table-cell>
          <table:table-cell table:style-name="ce13" office:value-type="string" calcext:value-type="string">
            <text:p>NA</text:p>
          </table:table-cell>
          <table:table-cell/>
          <table:table-cell table:style-name="ce13"/>
          <table:table-cell table:number-columns-repeated="1016"/>
        </table:table-row>
        <table:table-row table:style-name="ro1">
          <table:table-cell table:number-columns-repeated="2"/>
          <table:table-cell table:style-name="ce10" office:value-type="string" calcext:value-type="string">
            <text:p>ch3</text:p>
          </table:table-cell>
          <table:table-cell/>
          <table:table-cell office:value-type="float" office:value="0.0368" calcext:value-type="float">
            <text:p>0.0368</text:p>
          </table:table-cell>
          <table:table-cell table:style-name="ce13" office:value-type="float" office:value="0.0235" calcext:value-type="float">
            <text:p>0.023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0" office:value-type="string" calcext:value-type="string">
            <text:p>ch4</text:p>
          </table:table-cell>
          <table:table-cell/>
          <table:table-cell office:value-type="float" office:value="0.0362" calcext:value-type="float">
            <text:p>0.0362</text:p>
          </table:table-cell>
          <table:table-cell table:style-name="ce13"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0" office:value-type="string" calcext:value-type="string">
            <text:p>average</text:p>
          </table:table-cell>
          <table:table-cell table:formula="of:=[.H106]" office:value-type="float" office:value="0.0530333333333333" calcext:value-type="float">
            <text:p>0.0530333333333333</text:p>
          </table:table-cell>
          <table:table-cell table:formula="of:=AVERAGE([.E117:.E119])" office:value-type="float" office:value="0.0360333333333333" calcext:value-type="float">
            <text:p>0.0360333333333333</text:p>
          </table:table-cell>
          <table:table-cell table:style-name="ce13" table:formula="of:=AVERAGE([.F117:.F119])" office:value-type="float" office:value="0.0235" calcext:value-type="float">
            <text:p>0.0235</text:p>
          </table:table-cell>
          <table:table-cell table:style-name="ce13"/>
          <table:table-cell table:number-columns-repeated="1017"/>
        </table:table-row>
        <table:table-row table:style-name="ro1">
          <table:table-cell table:number-columns-repeated="2"/>
          <table:table-cell table:style-name="ce10" office:value-type="string" calcext:value-type="string">
            <text:p>hours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0" office:value-type="string" calcext:value-type="string">
            <text:p>average in this time: </text:p>
          </table:table-cell>
          <table:table-cell table:formula="of:=(10*[.D120]+15*[.E120]+10*[.F120])/35" office:value-type="float" office:value="0.0373095238095238" calcext:value-type="float">
            <text:p>0.0373095238095238</text:p>
          </table:table-cell>
          <table:table-cell office:value-type="string" calcext:value-type="string">
            <text:p>growth during</text:p>
          </table:table-cell>
          <table:table-cell table:formula="of:=SUM([.D121:.F121])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1" office:value-type="string" calcext:value-type="string">
            <text:p>35h/70h growth</text:p>
          </table:table-cell>
          <table:table-cell table:style-name="ce8" table:formula="of:=[.D122]/2" office:value-type="float" office:value="0.0186547619047619" calcext:value-type="float">
            <text:p>0.0186547619047619</text:p>
          </table:table-cell>
          <table:table-cell office:value-type="string" calcext:value-type="string">
            <text:p>total time</text:p>
          </table:table-cell>
          <table:table-cell table:formula="of:=380-330"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generations grown</text:p>
          </table:table-cell>
          <table:table-cell table:formula="of:=LOG(EXP([.D121]*[.D120]);2)" office:value-type="float" office:value="0.382554635009057" calcext:value-type="float">
            <text:p>0.382554635009057</text:p>
          </table:table-cell>
          <table:table-cell table:formula="of:=LOG(EXP([.E121]*[.E120]);2)" office:value-type="float" office:value="0.779776669600485" calcext:value-type="float">
            <text:p>0.779776669600485</text:p>
          </table:table-cell>
          <table:table-cell table:formula="of:=LOG(EXP([.F121]*[.F120]);2)" office:value-type="float" office:value="0.169516667304453" calcext:value-type="float">
            <text:p>0.169516667304453</text:p>
          </table:table-cell>
          <table:table-cell table:formula="of:=SUM([.D124:.F124])" office:value-type="float" office:value="1.331847971914" calcext:value-type="float">
            <text:p>1.33184797191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exp</text:p>
          </table:table-cell>
          <table:table-cell table:formula="of:=EXP([.D121]*[.D120])" office:value-type="float" office:value="1.30364823237855" calcext:value-type="float">
            <text:p>1.30364823237855</text:p>
          </table:table-cell>
          <table:table-cell table:formula="of:=EXP([.E121]*[.E120])" office:value-type="float" office:value="1.71686508015256" calcext:value-type="float">
            <text:p>1.71686508015256</text:p>
          </table:table-cell>
          <table:table-cell table:formula="of:=EXP([.F121]*[.F120])" office:value-type="float" office:value="1.12468162994373" calcext:value-type="float">
            <text:p>1.1246816299437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" office:value-type="string" calcext:value-type="string">
            <text:p>generations grown:</text:p>
          </table:table-cell>
          <table:table-cell table:style-name="ce1" table:formula="of:=LOG(PRODUCT([.D125:.F125]);2)" office:value-type="float" office:value="1.331847971914" calcext:value-type="float">
            <text:p>1.331847971914</text:p>
          </table:table-cell>
          <table:table-cell table:number-columns-repeated="1020"/>
        </table:table-row>
      </table:table>
      <table:table table:name="Sheet1" table:style-name="ta1">
        <office:forms form:automatic-focus="false" form:apply-design-mode="false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number-columns-repeated="26" table:default-cell-style-name="Default"/>
        <table:table-row table:style-name="ro1">
          <table:table-cell table:number-columns-repeated="6"/>
          <table:table-cell office:value-type="string" calcext:value-type="string">
            <text:p>G2 sampling</text:p>
          </table:table-cell>
          <table:table-cell table:number-columns-repeated="23"/>
        </table:table-row>
        <table:table-row table:style-name="ro1" table:number-rows-repeated="4">
          <table:table-cell table:number-columns-repeated="30"/>
        </table:table-row>
        <table:table-row table:style-name="ro1">
          <table:table-cell office:value-type="string" calcext:value-type="string">
            <text:p>first sampling: 08/03/23, 12:00</text:p>
          </table:table-cell>
          <table:table-cell table:number-columns-repeated="29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MC2</text:p>
          </table:table-cell>
          <table:table-cell table:number-columns-repeated="5"/>
          <table:table-cell office:value-type="string" calcext:value-type="string">
            <text:p>MC2</text:p>
          </table:table-cell>
          <table:table-cell table:number-columns-repeated="5"/>
          <table:table-cell office:value-type="string" calcext:value-type="string">
            <text:p>MC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hannel</text:p>
          </table:table-cell>
          <table:table-cell office:value-type="string" calcext:value-type="string">
            <text:p>µ in hours 45 – 70 (calculated at 18:11, 09/03/23)</text:p>
          </table:table-cell>
          <table:table-cell office:value-type="string" calcext:value-type="string">
            <text:p>Half-life time</text:p>
          </table:table-cell>
          <table:table-cell office:value-type="string" calcext:value-type="string">
            <text:p>two generations</text:p>
          </table:table-cell>
          <table:table-cell table:number-columns-repeated="2"/>
          <table:table-cell office:value-type="string" calcext:value-type="string">
            <text:p>Channel</text:p>
          </table:table-cell>
          <table:table-cell office:value-type="string" calcext:value-type="string">
            <text:p>µ in hours 70 – 115</text:p>
          </table:table-cell>
          <table:table-cell office:value-type="string" calcext:value-type="string">
            <text:p>Half-life time</text:p>
          </table:table-cell>
          <table:table-cell office:value-type="string" calcext:value-type="string">
            <text:p>two generations</text:p>
          </table:table-cell>
          <table:table-cell table:number-columns-repeated="2"/>
          <table:table-cell office:value-type="string" calcext:value-type="string">
            <text:p>Channel</text:p>
          </table:table-cell>
          <table:table-cell office:value-type="string" calcext:value-type="string">
            <text:p>µ from hour 110 – 165</text:p>
          </table:table-cell>
          <table:table-cell office:value-type="string" calcext:value-type="string">
            <text:p>Half-life time</text:p>
          </table:table-cell>
          <table:table-cell office:value-type="string" calcext:value-type="string">
            <text:p>two generations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478" calcext:value-type="float">
            <text:p>0.047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131" calcext:value-type="float">
            <text:p>0.013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129" calcext:value-type="float">
            <text:p>0.0129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369" calcext:value-type="float">
            <text:p>0.0369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.0411" calcext:value-type="float">
            <text:p>0.041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.0379" calcext:value-type="float">
            <text:p>0.0379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485" calcext:value-type="float">
            <text:p>0.048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0.0277" calcext:value-type="float">
            <text:p>0.027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0.0248" calcext:value-type="float">
            <text:p>0.0248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0.025" calcext:value-type="float">
            <text:p>0.02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0.024" calcext:value-type="float">
            <text:p>0.02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10:.B12])" office:value-type="float" office:value="0.0444" calcext:value-type="float">
            <text:p>0.0444</text:p>
          </table:table-cell>
          <table:table-cell table:formula="of:=LN(2)/[.B14]" office:value-type="float" office:value="15.6114229855844" calcext:value-type="float">
            <text:p>15.6114229855844</text:p>
          </table:table-cell>
          <table:table-cell table:formula="of:=[.C14]*2" office:value-type="float" office:value="31.2228459711687" calcext:value-type="float">
            <text:p>31.2228459711687</text:p>
          </table:table-cell>
          <table:table-cell table:style-name="ce1" office:value-type="string" calcext:value-type="string">
            <text:p>-&gt; G2 sampling: 09/03/23, 18:50</text:p>
          </table:table-cell>
          <table:table-cell/>
          <table:table-cell office:value-type="string" calcext:value-type="string">
            <text:p>average</text:p>
          </table:table-cell>
          <table:table-cell table:formula="of:=AVERAGE([.H10:.H12])" office:value-type="float" office:value="0.0273" calcext:value-type="float">
            <text:p>0.0273</text:p>
          </table:table-cell>
          <table:table-cell table:formula="of:=LN(2)/[.H14]" office:value-type="float" office:value="25.3900066139174" calcext:value-type="float">
            <text:p>25.3900066139174</text:p>
          </table:table-cell>
          <table:table-cell table:formula="of:=[.I14]*2" office:value-type="float" office:value="50.7800132278348" calcext:value-type="float">
            <text:p>50.7800132278348</text:p>
          </table:table-cell>
          <table:table-cell table:style-name="ce1" office:value-type="string" calcext:value-type="string">
            <text:p>-&gt; G4 sampling: 11/03/23, 14:00</text:p>
          </table:table-cell>
          <table:table-cell/>
          <table:table-cell office:value-type="string" calcext:value-type="string">
            <text:p>average</text:p>
          </table:table-cell>
          <table:table-cell table:formula="of:=AVERAGE([.N10:.N12])" office:value-type="float" office:value="0.0252" calcext:value-type="float">
            <text:p>0.0252</text:p>
          </table:table-cell>
          <table:table-cell table:formula="of:=LN(2)/[.N14]" office:value-type="float" office:value="27.5058404984105" calcext:value-type="float">
            <text:p>27.5058404984105</text:p>
          </table:table-cell>
          <table:table-cell table:formula="of:=[.O14]*2" office:value-type="float" office:value="55.0116809968211" calcext:value-type="float">
            <text:p>55.0116809968211</text:p>
          </table:table-cell>
          <table:table-cell table:style-name="ce1" office:value-type="string" calcext:value-type="string">
            <text:p>-&gt; G4 sampling: 14/03/23, 05:00</text:p>
          </table:table-cell>
          <table:table-cell table:number-columns-repeated="6"/>
          <table:table-cell table:style-name="ce1"/>
          <table:table-cell table:number-columns-repeated="6"/>
        </table:table-row>
        <table:table-row table:style-name="ro1">
          <table:table-cell table:number-columns-repeated="3"/>
          <table:table-cell table:formula="of:=[.D14]-24" office:value-type="float" office:value="7.22284597116871" calcext:value-type="float">
            <text:p>7.22284597116871</text:p>
          </table:table-cell>
          <table:table-cell table:formula="of:=12+[.D15]" office:value-type="float" office:value="19.2228459711687" calcext:value-type="float">
            <text:p>19.2228459711687</text:p>
          </table:table-cell>
          <table:table-cell table:number-columns-repeated="4"/>
          <table:table-cell table:formula="of:=[.J14]-24" office:value-type="float" office:value="26.7800132278348" calcext:value-type="float">
            <text:p>26.7800132278348</text:p>
          </table:table-cell>
          <table:table-cell table:formula="of:=19.2+[.J15]-24" office:value-type="float" office:value="21.9800132278348" calcext:value-type="float">
            <text:p>21.9800132278348</text:p>
          </table:table-cell>
          <table:table-cell table:number-columns-repeated="4"/>
          <table:table-cell table:formula="of:=[.P14]-24" office:value-type="float" office:value="31.0116809968211" calcext:value-type="float">
            <text:p>31.0116809968211</text:p>
          </table:table-cell>
          <table:table-cell table:formula="of:=22+[.P15]-24-24" office:value-type="float" office:value="5.01168099682106" calcext:value-type="float">
            <text:p>5.01168099682106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G4 would have been at: </text:p>
          </table:table-cell>
          <table:table-cell table:number-columns-repeated="4"/>
          <table:table-cell table:style-name="ce3"/>
          <table:table-cell table:number-columns-repeated="14"/>
        </table:table-row>
        <table:table-row table:style-name="ro1">
          <table:table-cell office:value-type="string" calcext:value-type="string">
            <text:p>MC2</text:p>
          </table:table-cell>
          <table:table-cell table:number-columns-repeated="9"/>
          <table:table-cell office:value-type="string" calcext:value-type="string">
            <text:p>11.03.23, 22 Uh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hannel</text:p>
          </table:table-cell>
          <table:table-cell office:value-type="string" calcext:value-type="string">
            <text:p>µ in hours 45 – 65</text:p>
          </table:table-cell>
          <table:table-cell office:value-type="string" calcext:value-type="string">
            <text:p>Half-life time</text:p>
          </table:table-cell>
          <table:table-cell office:value-type="string" calcext:value-type="string">
            <text:p>two generations</text:p>
          </table:table-cell>
          <table:table-cell table:number-columns-repeated="2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304" calcext:value-type="float">
            <text:p>0.0304</text:p>
          </table:table-cell>
          <table:table-cell table:number-columns-repeated="2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478" calcext:value-type="float">
            <text:p>0.0478</text:p>
          </table:table-cell>
          <table:table-cell table:number-columns-repeated="2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463" calcext:value-type="float">
            <text:p>0.0463</text:p>
          </table:table-cell>
          <table:table-cell table:number-columns-repeated="2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221" calcext:value-type="float">
            <text:p>0.022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19:.B22])" office:value-type="float" office:value="0.03665" calcext:value-type="float">
            <text:p>0.03665</text:p>
          </table:table-cell>
          <table:table-cell table:formula="of:=LN(2)/[.B23]" office:value-type="float" office:value="18.9126106564787" calcext:value-type="float">
            <text:p>18.9126106564787</text:p>
          </table:table-cell>
          <table:table-cell table:formula="of:=[.C23]*2" office:value-type="float" office:value="37.8252213129574" calcext:value-type="float">
            <text:p>37.8252213129574</text:p>
          </table:table-cell>
          <table:table-cell table:style-name="ce1" office:value-type="string" calcext:value-type="string">
            <text:p>-&gt; G2 sampling: 10/03/23, 01:00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Minus 24 h: </text:p>
          </table:table-cell>
          <table:table-cell table:formula="of:=[.D23]-24" office:value-type="float" office:value="13.8252213129574" calcext:value-type="float">
            <text:p>13.8252213129574</text:p>
          </table:table-cell>
          <table:table-cell table:formula="of:=12+[.D24]" office:value-type="float" office:value="25.8252213129574" calcext:value-type="float">
            <text:p>25.8252213129574</text:p>
          </table:table-cell>
          <table:table-cell table:number-columns-repeated="25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MC3</text:p>
          </table:table-cell>
          <table:table-cell table:number-columns-repeated="5"/>
          <table:table-cell office:value-type="string" calcext:value-type="string">
            <text:p>MC3</text:p>
          </table:table-cell>
          <table:table-cell table:number-columns-repeated="5"/>
          <table:table-cell office:value-type="string" calcext:value-type="string">
            <text:p>MC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hannel</text:p>
          </table:table-cell>
          <table:table-cell office:value-type="string" calcext:value-type="string">
            <text:p>µ in hours 25 – 45</text:p>
          </table:table-cell>
          <table:table-cell office:value-type="string" calcext:value-type="string">
            <text:p>Half-life time</text:p>
          </table:table-cell>
          <table:table-cell office:value-type="string" calcext:value-type="string">
            <text:p>two generations</text:p>
          </table:table-cell>
          <table:table-cell table:number-columns-repeated="2"/>
          <table:table-cell office:value-type="string" calcext:value-type="string">
            <text:p>Channel</text:p>
          </table:table-cell>
          <table:table-cell office:value-type="string" calcext:value-type="string">
            <text:p>µ in hours 45 - 75 hours, checked at 11:42, 10/03, when 75 hours was not yet full</text:p>
          </table:table-cell>
          <table:table-cell office:value-type="string" calcext:value-type="string">
            <text:p>Half-life time</text:p>
          </table:table-cell>
          <table:table-cell office:value-type="string" calcext:value-type="string">
            <text:p>two generations</text:p>
          </table:table-cell>
          <table:table-cell table:number-columns-repeated="2"/>
          <table:table-cell office:value-type="string" calcext:value-type="string">
            <text:p>Channel</text:p>
          </table:table-cell>
          <table:table-cell office:value-type="string" calcext:value-type="string">
            <text:p>µ in hours 75 – 120 hours, checked at 12/03/23, 11:15</text:p>
          </table:table-cell>
          <table:table-cell office:value-type="string" calcext:value-type="string">
            <text:p>Half-life time</text:p>
          </table:table-cell>
          <table:table-cell office:value-type="string" calcext:value-type="string">
            <text:p>two generations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423" calcext:value-type="float">
            <text:p>0.042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349" calcext:value-type="float">
            <text:p>0.034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432" calcext:value-type="float">
            <text:p>0.0432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439" calcext:value-type="float">
            <text:p>0.0439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.0293" calcext:value-type="float">
            <text:p>0.029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.0502" calcext:value-type="float">
            <text:p>0.0502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664" calcext:value-type="float">
            <text:p>0.066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0.0584" calcext:value-type="float">
            <text:p>0.058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(took from last measurement, because since then not really growth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8]; [.B29]; [.B31])" office:value-type="float" office:value="0.0508666666666667" calcext:value-type="float">
            <text:p>0.0508666666666667</text:p>
          </table:table-cell>
          <table:table-cell table:formula="of:=LN(2)/[.B32]" office:value-type="float" office:value="13.6267466689373" calcext:value-type="float">
            <text:p>13.6267466689373</text:p>
          </table:table-cell>
          <table:table-cell table:formula="of:=[.C32]*2" office:value-type="float" office:value="27.2534933378746" calcext:value-type="float">
            <text:p>27.2534933378746</text:p>
          </table:table-cell>
          <table:table-cell table:style-name="ce1" office:value-type="string" calcext:value-type="string">
            <text:p>-&gt; G2 sampling: 09/03/23, 15:15</text:p>
          </table:table-cell>
          <table:table-cell/>
          <table:table-cell office:value-type="string" calcext:value-type="string">
            <text:p>average</text:p>
          </table:table-cell>
          <table:table-cell table:formula="of:=AVERAGE([.H28]; [.H29]; [.H31])" office:value-type="float" office:value="0.0408666666666667" calcext:value-type="float">
            <text:p>0.0408666666666667</text:p>
          </table:table-cell>
          <table:table-cell table:formula="of:=LN(2)/[.H32]" office:value-type="float" office:value="16.9611871262629" calcext:value-type="float">
            <text:p>16.9611871262629</text:p>
          </table:table-cell>
          <table:table-cell table:formula="of:=[.I32]*2" office:value-type="float" office:value="33.9223742525259" calcext:value-type="float">
            <text:p>33.9223742525259</text:p>
          </table:table-cell>
          <table:table-cell table:style-name="ce1" office:value-type="string" calcext:value-type="string">
            <text:p>-&gt; G4 sampling: 11/03/23, 01:15 --&gt; sampled at about 4pm</text:p>
          </table:table-cell>
          <table:table-cell/>
          <table:table-cell office:value-type="string" calcext:value-type="string">
            <text:p>average</text:p>
          </table:table-cell>
          <table:table-cell table:formula="of:=AVERAGE([.N28]; [.N29]; [.N31])" office:value-type="float" office:value="0.0478" calcext:value-type="float">
            <text:p>0.0478</text:p>
          </table:table-cell>
          <table:table-cell table:formula="of:=LN(2)/[.N32]" office:value-type="float" office:value="14.500987041003" calcext:value-type="float">
            <text:p>14.500987041003</text:p>
          </table:table-cell>
          <table:table-cell table:formula="of:=[.O32]*2" office:value-type="float" office:value="29.0019740820061" calcext:value-type="float">
            <text:p>29.0019740820061</text:p>
          </table:table-cell>
          <table:table-cell table:style-name="ce1" office:value-type="string" calcext:value-type="string">
            <text:p>-&gt; G6 sampling: 12/03/23, 06:00 -&gt; but does not really make sense, because actually almost no growth...?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Minus 24 h: </text:p>
          </table:table-cell>
          <table:table-cell table:formula="of:=[.D32]-24" office:value-type="float" office:value="3.25349333787465" calcext:value-type="float">
            <text:p>3.25349333787465</text:p>
          </table:table-cell>
          <table:table-cell table:formula="of:=12+[.D33]" office:value-type="float" office:value="15.2534933378746" calcext:value-type="float">
            <text:p>15.2534933378746</text:p>
          </table:table-cell>
          <table:table-cell table:number-columns-repeated="3"/>
          <table:table-cell office:value-type="string" calcext:value-type="string">
            <text:p>Minus 24 h: </text:p>
          </table:table-cell>
          <table:table-cell table:formula="of:=[.J32]-24" office:value-type="float" office:value="9.92237425252587" calcext:value-type="float">
            <text:p>9.92237425252587</text:p>
          </table:table-cell>
          <table:table-cell table:formula="of:=15.25+[.J33]-24" office:value-type="float" office:value="1.17237425252587" calcext:value-type="float">
            <text:p>1.17237425252587</text:p>
          </table:table-cell>
          <table:table-cell table:number-columns-repeated="3"/>
          <table:table-cell office:value-type="string" calcext:value-type="string">
            <text:p>Minus 24 h: </text:p>
          </table:table-cell>
          <table:table-cell table:formula="of:=[.P32]-24" office:value-type="float" office:value="5.00197408200608" calcext:value-type="float">
            <text:p>5.00197408200608</text:p>
          </table:table-cell>
          <table:table-cell table:formula="of:=2+[.P33]" office:value-type="float" office:value="7.00197408200608" calcext:value-type="float">
            <text:p>7.00197408200608</text:p>
          </table:table-cell>
          <table:table-cell table:number-columns-repeated="13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MC4</text:p>
          </table:table-cell>
          <table:table-cell table:number-columns-repeated="4"/>
          <table:table-cell office:value-type="string" calcext:value-type="string">
            <text:p>MC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hannel</text:p>
          </table:table-cell>
          <table:table-cell office:value-type="string" calcext:value-type="string">
            <text:p>µ in hours 80 to 95</text:p>
          </table:table-cell>
          <table:table-cell table:number-columns-repeated="3"/>
          <table:table-cell office:value-type="string" calcext:value-type="string">
            <text:p>Channel</text:p>
          </table:table-cell>
          <table:table-cell office:value-type="string" calcext:value-type="string">
            <text:p>µ in hours 150 – 165 (15 h/24h -&gt; approx. 1/2 of time growing)</text:p>
          </table:table-cell>
          <table:table-cell table:number-columns-repeated="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44" calcext:value-type="float">
            <text:p>0.054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0415" calcext:value-type="float">
            <text:p>0.0415</text:p>
          </table:table-cell>
          <table:table-cell table:number-columns-repeated="2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table:number-columns-repeated="2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48" calcext:value-type="float">
            <text:p>0.04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.028" calcext:value-type="float">
            <text:p>0.028</text:p>
          </table:table-cell>
          <table:table-cell table:number-columns-repeated="2"/>
          <table:table-cell office:value-type="string" calcext:value-type="string">
            <text:p>if t= 0 is on Friday → G2</text:p>
          </table:table-cell>
          <table:table-cell table:number-columns-repeated="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21" calcext:value-type="float">
            <text:p>0.052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0401" calcext:value-type="float">
            <text:p>0.0401</text:p>
          </table:table-cell>
          <table:table-cell table:number-columns-repeated="2"/>
          <table:table-cell office:value-type="string" calcext:value-type="string">
            <text:p>in days: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37:.B40])/3" office:value-type="float" office:value="0.0171666666666667" calcext:value-type="float">
            <text:p>0.0171666666666667</text:p>
          </table:table-cell>
          <table:table-cell table:formula="of:=LN(2)/[.B41]" office:value-type="float" office:value="40.3775056636861" calcext:value-type="float">
            <text:p>40.3775056636861</text:p>
          </table:table-cell>
          <table:table-cell table:formula="of:=[.C41]*2" office:value-type="float" office:value="80.7550113273723" calcext:value-type="float">
            <text:p>80.7550113273723</text:p>
          </table:table-cell>
          <table:table-cell table:style-name="ce1"/>
          <table:table-cell office:value-type="string" calcext:value-type="string">
            <text:p>average</text:p>
          </table:table-cell>
          <table:table-cell table:formula="of:=AVERAGE([.G37:.G40])/2" office:value-type="float" office:value="0.0182666666666667" calcext:value-type="float">
            <text:p>0.0182666666666667</text:p>
          </table:table-cell>
          <table:table-cell table:formula="of:=LN(2)/[.G41]" office:value-type="float" office:value="37.9460135343036" calcext:value-type="float">
            <text:p>37.9460135343036</text:p>
          </table:table-cell>
          <table:table-cell table:formula="of:=[.H41]*2" office:value-type="float" office:value="75.8920270686072" calcext:value-type="float">
            <text:p>75.8920270686072</text:p>
          </table:table-cell>
          <table:table-cell table:formula="of:=[.I41]/24" office:value-type="float" office:value="3.1621677945253" calcext:value-type="float">
            <text:p>3.1621677945253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attempt to calculate growth, they are only growing half of the time, max?</text:p>
          </table:table-cell>
          <table:table-cell table:number-columns-repeated="4"/>
          <table:table-cell office:value-type="string" calcext:value-type="string">
            <text:p>attempt to calculate growth, they are only growing half of the time, max?</text:p>
          </table:table-cell>
          <table:table-cell table:number-columns-repeated="23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MC4</text:p>
          </table:table-cell>
          <table:table-cell table:number-columns-repeated="5"/>
          <table:table-cell office:value-type="string" calcext:value-type="string">
            <text:p>MC4</text:p>
          </table:table-cell>
          <table:table-cell table:number-columns-repeated="5"/>
          <table:table-cell office:value-type="string" calcext:value-type="string">
            <text:p>MC4</text:p>
          </table:table-cell>
          <table:table-cell table:number-columns-repeated="5"/>
          <table:table-cell office:value-type="string" calcext:value-type="string">
            <text:p>MC4</text:p>
          </table:table-cell>
          <table:table-cell table:number-columns-repeated="5"/>
          <table:table-cell office:value-type="string" calcext:value-type="string">
            <text:p>MC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nnel</text:p>
          </table:table-cell>
          <table:table-cell office:value-type="string" calcext:value-type="string">
            <text:p>µ in hours 45 – 65</text:p>
          </table:table-cell>
          <table:table-cell office:value-type="string" calcext:value-type="string">
            <text:p>Half-life time</text:p>
          </table:table-cell>
          <table:table-cell office:value-type="string" calcext:value-type="string">
            <text:p>two generations</text:p>
          </table:table-cell>
          <table:table-cell office:value-type="string" calcext:value-type="string">
            <text:p>-&gt; done</text:p>
          </table:table-cell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µ in hours 65 – 90 (checked at 11:40 on 10/03/23, so actually not yet 90 h full)</text:p>
          </table:table-cell>
          <table:table-cell office:value-type="string" calcext:value-type="string">
            <text:p>Half-life time</text:p>
          </table:table-cell>
          <table:table-cell office:value-type="string" calcext:value-type="string">
            <text:p>two generations</text:p>
          </table:table-cell>
          <table:table-cell office:value-type="string" calcext:value-type="string">
            <text:p>-&gt; done</text:p>
          </table:table-cell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µ from hour 80 to 115</text:p>
          </table:table-cell>
          <table:table-cell office:value-type="string" calcext:value-type="string">
            <text:p>Half-life time</text:p>
          </table:table-cell>
          <table:table-cell office:value-type="string" calcext:value-type="string">
            <text:p>two generations</text:p>
          </table:table-cell>
          <table:table-cell office:value-type="string" calcext:value-type="string">
            <text:p>-&gt; done</text:p>
          </table:table-cell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µ from hour 110 – 150</text:p>
          </table:table-cell>
          <table:table-cell office:value-type="string" calcext:value-type="string">
            <text:p>Half-life time</text:p>
          </table:table-cell>
          <table:table-cell office:value-type="string" calcext:value-type="string">
            <text:p>two generations</text:p>
          </table:table-cell>
          <table:table-cell office:value-type="string" calcext:value-type="string">
            <text:p>-&gt; done</text:p>
          </table:table-cell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µ from hour 155 – 185</text:p>
          </table:table-cell>
          <table:table-cell office:value-type="string" calcext:value-type="string">
            <text:p>Half-life time</text:p>
          </table:table-cell>
          <table:table-cell office:value-type="string" calcext:value-type="string">
            <text:p>two generations</text:p>
          </table:table-cell>
          <table:table-cell office:value-type="string" calcext:value-type="string">
            <text:p>-&gt; don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625" calcext:value-type="float">
            <text:p>0.062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0.0608" calcext:value-type="float">
            <text:p>0.0608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0.0438" calcext:value-type="float">
            <text:p>0.0438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0.0353" calcext:value-type="float">
            <text:p>0.035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0.0756" calcext:value-type="float">
            <text:p>0.075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626" calcext:value-type="float">
            <text:p>0.062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0.0596" calcext:value-type="float">
            <text:p>0.059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0.0465" calcext:value-type="float">
            <text:p>0.046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0.0402" calcext:value-type="float">
            <text:p>0.0402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0.0367" calcext:value-type="float">
            <text:p>0.036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698" calcext:value-type="float">
            <text:p>0.069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0.055" calcext:value-type="float">
            <text:p>0.05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0.0558" calcext:value-type="float">
            <text:p>0.055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0.0483" calcext:value-type="float">
            <text:p>0.0483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0.0572" calcext:value-type="float">
            <text:p>0.057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49" calcext:value-type="float">
            <text:p>0.0549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0498" calcext:value-type="float">
            <text:p>0.049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0495" calcext:value-type="float">
            <text:p>0.049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0298" calcext:value-type="float">
            <text:p>0.029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0492" calcext:value-type="float">
            <text:p>0.04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46:.B49])" office:value-type="float" office:value="0.06245" calcext:value-type="float">
            <text:p>0.06245</text:p>
          </table:table-cell>
          <table:table-cell table:formula="of:=LN(2)/[.B50]" office:value-type="float" office:value="11.0992342763802" calcext:value-type="float">
            <text:p>11.0992342763802</text:p>
          </table:table-cell>
          <table:table-cell table:formula="of:=[.C50]*2" office:value-type="float" office:value="22.1984685527605" calcext:value-type="float">
            <text:p>22.1984685527605</text:p>
          </table:table-cell>
          <table:table-cell table:style-name="ce1" office:value-type="string" calcext:value-type="string">
            <text:p>-&gt; G2 sampling: 09/03/23, 11:30 --&gt; too late! (1h later than supposed!</text:p>
          </table:table-cell>
          <table:table-cell/>
          <table:table-cell office:value-type="string" calcext:value-type="string">
            <text:p>average</text:p>
          </table:table-cell>
          <table:table-cell table:formula="of:=AVERAGE([.H46:.H49])" office:value-type="float" office:value="0.0563" calcext:value-type="float">
            <text:p>0.0563</text:p>
          </table:table-cell>
          <table:table-cell table:formula="of:=LN(2)/[.H50]" office:value-type="float" office:value="12.311672834102" calcext:value-type="float">
            <text:p>12.311672834102</text:p>
          </table:table-cell>
          <table:table-cell table:formula="of:=[.I50]*2" office:value-type="float" office:value="24.6233456682041" calcext:value-type="float">
            <text:p>24.6233456682041</text:p>
          </table:table-cell>
          <table:table-cell table:style-name="ce1" office:value-type="string" calcext:value-type="string">
            <text:p>-&gt; G4 sampling: 10/03/23, 13:00 --&gt; too late! (2h later than supposed!</text:p>
          </table:table-cell>
          <table:table-cell/>
          <table:table-cell office:value-type="string" calcext:value-type="string">
            <text:p>average</text:p>
          </table:table-cell>
          <table:table-cell table:formula="of:=AVERAGE([.N46:.N49])" office:value-type="float" office:value="0.0489" calcext:value-type="float">
            <text:p>0.0489</text:p>
          </table:table-cell>
          <table:table-cell table:formula="of:=LN(2)/[.N50]" office:value-type="float" office:value="14.174788968506" calcext:value-type="float">
            <text:p>14.174788968506</text:p>
          </table:table-cell>
          <table:table-cell table:formula="of:=[.O50]*2" office:value-type="float" office:value="28.3495779370121" calcext:value-type="float">
            <text:p>28.3495779370121</text:p>
          </table:table-cell>
          <table:table-cell table:style-name="ce1" office:value-type="string" calcext:value-type="string">
            <text:p>-&gt; G6 sampling: 11/03/23, 15:00</text:p>
          </table:table-cell>
          <table:table-cell/>
          <table:table-cell office:value-type="string" calcext:value-type="string">
            <text:p>average</text:p>
          </table:table-cell>
          <table:table-cell table:formula="of:=AVERAGE([.T46:.T49])" office:value-type="float" office:value="0.0384" calcext:value-type="float">
            <text:p>0.0384</text:p>
          </table:table-cell>
          <table:table-cell table:formula="of:=LN(2)/[.T50]" office:value-type="float" office:value="18.0507078270819" calcext:value-type="float">
            <text:p>18.0507078270819</text:p>
          </table:table-cell>
          <table:table-cell table:formula="of:=[.U50]*2" office:value-type="float" office:value="36.1014156541638" calcext:value-type="float">
            <text:p>36.1014156541638</text:p>
          </table:table-cell>
          <table:table-cell table:style-name="ce1" office:value-type="string" calcext:value-type="string">
            <text:p>-&gt; G8 sampling: 13/03/23, 02:00</text:p>
          </table:table-cell>
          <table:table-cell/>
          <table:table-cell office:value-type="string" calcext:value-type="string">
            <text:p>average</text:p>
          </table:table-cell>
          <table:table-cell table:formula="of:=AVERAGE([.Z46:.Z49])" office:value-type="float" office:value="0.054675" calcext:value-type="float">
            <text:p>0.054675</text:p>
          </table:table-cell>
          <table:table-cell table:formula="of:=LN(2)/[.Z50]" office:value-type="float" office:value="12.6775890363044" calcext:value-type="float">
            <text:p>12.6775890363044</text:p>
          </table:table-cell>
          <table:table-cell table:formula="of:=[.AA50]*2" office:value-type="float" office:value="25.3551780726089" calcext:value-type="float">
            <text:p>25.3551780726089</text:p>
          </table:table-cell>
          <table:table-cell table:style-name="ce1" office:value-type="string" calcext:value-type="string">
            <text:p>-&gt; G10 sampling: 14/03/23, 12:30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us 24 h: </text:p>
          </table:table-cell>
          <table:table-cell table:formula="of:=[.D50]-24" office:value-type="float" office:value="-1.80153144723954" calcext:value-type="float">
            <text:p>-1.80153144723954</text:p>
          </table:table-cell>
          <table:table-cell table:formula="of:=12+[.D51]" office:value-type="float" office:value="10.1984685527605" calcext:value-type="float">
            <text:p>10.1984685527605</text:p>
          </table:table-cell>
          <table:table-cell table:number-columns-repeated="3"/>
          <table:table-cell office:value-type="string" calcext:value-type="string">
            <text:p>Minus 24 h: </text:p>
          </table:table-cell>
          <table:table-cell table:formula="of:=[.J50]-24" office:value-type="float" office:value="0.623345668204095" calcext:value-type="float">
            <text:p>0.623345668204095</text:p>
          </table:table-cell>
          <table:table-cell table:formula="of:=10+[.J51]" office:value-type="float" office:value="10.6233456682041" calcext:value-type="float">
            <text:p>10.6233456682041</text:p>
          </table:table-cell>
          <table:table-cell table:number-columns-repeated="3"/>
          <table:table-cell office:value-type="string" calcext:value-type="string">
            <text:p>Minus 24 h: </text:p>
          </table:table-cell>
          <table:table-cell table:formula="of:=[.P50]-24" office:value-type="float" office:value="4.34957793701208" calcext:value-type="float">
            <text:p>4.34957793701208</text:p>
          </table:table-cell>
          <table:table-cell table:formula="of:=10+[.P51]" office:value-type="float" office:value="14.3495779370121" calcext:value-type="float">
            <text:p>14.3495779370121</text:p>
          </table:table-cell>
          <table:table-cell table:number-columns-repeated="3"/>
          <table:table-cell office:value-type="string" calcext:value-type="string">
            <text:p>Minus 24 h: </text:p>
          </table:table-cell>
          <table:table-cell table:formula="of:=[.V50]-24" office:value-type="float" office:value="12.1014156541638" calcext:value-type="float">
            <text:p>12.1014156541638</text:p>
          </table:table-cell>
          <table:table-cell table:formula="of:=14.3+[.V51]-24" office:value-type="float" office:value="2.40141565416382" calcext:value-type="float">
            <text:p>2.40141565416382</text:p>
          </table:table-cell>
          <table:table-cell table:number-columns-repeated="3"/>
          <table:table-cell office:value-type="string" calcext:value-type="string">
            <text:p>Minus 24 h: </text:p>
          </table:table-cell>
          <table:table-cell table:formula="of:=[.AB50]-24" office:value-type="float" office:value="1.35517807260888" calcext:value-type="float">
            <text:p>1.35517807260888</text:p>
          </table:table-cell>
          <table:table-cell table:formula="of:=2.4+[.AB51]" office:value-type="float" office:value="3.75517807260888" calcext:value-type="float">
            <text:p>3.7551780726088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9T12:11:08.070136249</meta:creation-date>
    <dc:date>2023-09-05T16:34:08.752105084</dc:date>
    <meta:editing-duration>PT22H29M19S</meta:editing-duration>
    <meta:editing-cycles>205</meta:editing-cycles>
    <meta:generator>LibreOffice/7.3.7.2$Linux_X86_64 LibreOffice_project/30$Build-2</meta:generator>
    <meta:document-statistic meta:table-count="2" meta:cell-count="886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437cm" svg:y="0.316cm" chart:style-name="ch2">
          <text:p>Growth rates in 5% CO2 + 20% O2</text:p>
        </chart:title>
        <chart:legend chart:legend-position="end" svg:x="13.518cm" svg:y="4.201cm" style:legend-expansion="high" chart:style-name="ch3"/>
        <chart:plot-area chart:style-name="ch4" table:cell-range-address="Sheet2.C8:Sheet2.L8 Sheet2.C14:Sheet2.L14" svg:x="1.331cm" svg:y="1.275cm" svg:width="11.867cm" svg:height="6.564cm">
          <chart:coordinate-region svg:x="2.243cm" svg:y="1.474cm" svg:width="10.675cm" svg:height="5.718cm"/>
          <chart:axis chart:dimension="x" chart:name="primary-x" chart:style-name="ch5">
            <chart:title svg:x="5.857cm" svg:y="8.019cm" chart:style-name="ch6">
              <text:p>hours of cultivation</text:p>
            </chart:title>
          </chart:axis>
          <chart:axis chart:dimension="y" chart:name="primary-y" chart:style-name="ch7">
            <chart:title svg:x="0.451cm" svg:y="5.792cm" chart:style-name="ch8">
              <text:p>growth rate (1/h)</text:p>
            </chart:title>
            <chart:grid chart:style-name="ch9" chart:class="major"/>
          </chart:axis>
          <chart:series chart:style-name="ch10" chart:values-cell-range-address="Sheet2.C14:Sheet2.L14" chart:class="chart:scatter">
            <chart:domain table:cell-range-address="Sheet2.C8:Sheet2.L8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38.25">
                <text:p>38.25</text:p>
                <draw:g>
                  <svg:desc>Sheet2.C8:Sheet2.L8</svg:desc>
                </draw:g>
              </table:table-cell>
              <table:table-cell office:value-type="float" office:value="69.0833333333333">
                <text:p>69.0833333333333</text:p>
              </table:table-cell>
              <table:table-cell office:value-type="float" office:value="88.25">
                <text:p>88.25</text:p>
              </table:table-cell>
              <table:table-cell office:value-type="float" office:value="113.916666666667">
                <text:p>113.916666666667</text:p>
              </table:table-cell>
              <table:table-cell office:value-type="float" office:value="NaN">
                <text:p>NaN</text:p>
              </table:table-cell>
              <table:table-cell office:value-type="float" office:value="185.25">
                <text:p>185.25</text:p>
              </table:table-cell>
              <table:table-cell office:value-type="float" office:value="NaN">
                <text:p>NaN</text:p>
              </table:table-cell>
              <table:table-cell office:value-type="float" office:value="236.25">
                <text:p>236.25</text:p>
              </table:table-cell>
              <table:table-cell office:value-type="float" office:value="255.5">
                <text:p>255.5</text:p>
              </table:table-cell>
              <table:table-cell office:value-type="float" office:value="304.25">
                <text:p>304.25</text:p>
              </table:table-cell>
            </table:table-row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0.05895">
                <text:p>0.05895</text:p>
                <draw:g>
                  <svg:desc>Sheet2.C14:Sheet2.L14</svg:desc>
                </draw:g>
              </table:table-cell>
              <table:table-cell office:value-type="float" office:value="0.050875">
                <text:p>0.050875</text:p>
              </table:table-cell>
              <table:table-cell office:value-type="float" office:value="0.039125">
                <text:p>0.039125</text:p>
              </table:table-cell>
              <table:table-cell office:value-type="float" office:value="0.02285">
                <text:p>0.02285</text:p>
              </table:table-cell>
              <table:table-cell office:value-type="float" office:value="NaN">
                <text:p>NaN</text:p>
              </table:table-cell>
              <table:table-cell office:value-type="float" office:value="0.027975">
                <text:p>0.027975</text:p>
              </table:table-cell>
              <table:table-cell office:value-type="float" office:value="NaN">
                <text:p>NaN</text:p>
              </table:table-cell>
              <table:table-cell office:value-type="float" office:value="0.023325">
                <text:p>0.023325</text:p>
              </table:table-cell>
              <table:table-cell office:value-type="float" office:value="0.03025">
                <text:p>0.03025</text:p>
              </table:table-cell>
              <table:table-cell office:value-type="float" office:value="0.0226333333333333">
                <text:p>0.0226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97cm" svg:y="0.316cm" chart:style-name="ch2">
          <text:p>Growth in 5% CO2 w/o O2</text:p>
        </chart:title>
        <chart:legend chart:legend-position="end" svg:x="13.518cm" svg:y="4.201cm" style:legend-expansion="high" chart:style-name="ch3"/>
        <chart:plot-area chart:style-name="ch4" table:cell-range-address="Sheet2.C43:Sheet2.J43 Sheet2.C49:Sheet2.J49" svg:x="1.331cm" svg:y="1.275cm" svg:width="11.867cm" svg:height="6.564cm">
          <chart:coordinate-region svg:x="2.243cm" svg:y="1.474cm" svg:width="10.675cm" svg:height="5.718cm"/>
          <chart:axis chart:dimension="x" chart:name="primary-x" chart:style-name="ch5">
            <chart:title svg:x="6.797cm" svg:y="8.019cm" chart:style-name="ch6">
              <text:p>hours</text:p>
            </chart:title>
          </chart:axis>
          <chart:axis chart:dimension="y" chart:name="primary-y" chart:style-name="ch7">
            <chart:title svg:x="0.451cm" svg:y="5.792cm" chart:style-name="ch8">
              <text:p>growth rate (1/h)</text:p>
            </chart:title>
            <chart:grid chart:style-name="ch9" chart:class="major"/>
          </chart:axis>
          <chart:series chart:style-name="ch10" chart:values-cell-range-address="Sheet2.C49:Sheet2.J49" chart:class="chart:scatter">
            <chart:domain table:cell-range-address="Sheet2.C43:Sheet2.J43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43</text:p>
                <draw:g>
                  <svg:desc/>
                </draw:g>
              </table:table-cell>
              <table:table-cell office:value-type="float" office:value="38.25">
                <text:p>38.25</text:p>
                <draw:g>
                  <svg:desc>Sheet2.C43:Sheet2.J43</svg:desc>
                </draw:g>
              </table:table-cell>
              <table:table-cell office:value-type="float" office:value="61.75">
                <text:p>61.75</text:p>
              </table:table-cell>
              <table:table-cell office:value-type="float" office:value="88.25">
                <text:p>88.25</text:p>
              </table:table-cell>
              <table:table-cell office:value-type="float" office:value="113.916666666667">
                <text:p>113.916666666667</text:p>
              </table:table-cell>
              <table:table-cell office:value-type="float" office:value="156.75">
                <text:p>156.75</text:p>
              </table:table-cell>
              <table:table-cell office:value-type="float" office:value="185.25">
                <text:p>185.25</text:p>
              </table:table-cell>
              <table:table-cell office:value-type="float" office:value="211.25">
                <text:p>211.25</text:p>
              </table:table-cell>
              <table:table-cell office:value-type="float" office:value="236.25">
                <text:p>236.25</text:p>
              </table:table-cell>
            </table:table-row>
            <table:table-row>
              <table:table-cell office:value-type="string">
                <text:p>Row 49</text:p>
                <draw:g>
                  <svg:desc/>
                </draw:g>
              </table:table-cell>
              <table:table-cell office:value-type="float" office:value="0.07195">
                <text:p>0.07195</text:p>
                <draw:g>
                  <svg:desc>Sheet2.C49:Sheet2.J49</svg:desc>
                </draw:g>
              </table:table-cell>
              <table:table-cell office:value-type="float" office:value="0.064775">
                <text:p>0.064775</text:p>
              </table:table-cell>
              <table:table-cell office:value-type="float" office:value="0.048925">
                <text:p>0.048925</text:p>
              </table:table-cell>
              <table:table-cell office:value-type="float" office:value="0.0301">
                <text:p>0.0301</text:p>
              </table:table-cell>
              <table:table-cell office:value-type="float" office:value="0.033775">
                <text:p>0.033775</text:p>
              </table:table-cell>
              <table:table-cell office:value-type="float" office:value="0.0362">
                <text:p>0.0362</text:p>
              </table:table-cell>
              <table:table-cell office:value-type="float" office:value="0.035725">
                <text:p>0.035725</text:p>
              </table:table-cell>
              <table:table-cell office:value-type="float" office:value="0.0429">
                <text:p>0.04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71cm" svg:y="0.316cm" chart:style-name="ch2">
          <text:p>Growth in light/dark cycles</text:p>
        </chart:title>
        <chart:legend chart:legend-position="end" svg:x="13.518cm" svg:y="4.201cm" style:legend-expansion="high" chart:style-name="ch3"/>
        <chart:plot-area chart:style-name="ch4" table:cell-range-address="Sheet2.C26:Sheet2.M26 Sheet2.C32:Sheet2.M32" svg:x="1.331cm" svg:y="1.275cm" svg:width="11.867cm" svg:height="6.564cm">
          <chart:coordinate-region svg:x="2.243cm" svg:y="1.474cm" svg:width="10.676cm" svg:height="5.718cm"/>
          <chart:axis chart:dimension="x" chart:name="primary-x" chart:style-name="ch5">
            <chart:title svg:x="5.857cm" svg:y="8.019cm" chart:style-name="ch6">
              <text:p>hours of cultivation</text:p>
            </chart:title>
          </chart:axis>
          <chart:axis chart:dimension="y" chart:name="primary-y" chart:style-name="ch7">
            <chart:title svg:x="0.451cm" svg:y="5.792cm" chart:style-name="ch8">
              <text:p>growth rate (1/h)</text:p>
            </chart:title>
            <chart:grid chart:style-name="ch9" chart:class="major"/>
          </chart:axis>
          <chart:series chart:style-name="ch10" chart:values-cell-range-address="Sheet2.C32:Sheet2.M32" chart:class="chart:scatter">
            <chart:domain table:cell-range-address="Sheet2.C26:Sheet2.M26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38.25">
                <text:p>38.25</text:p>
                <draw:g>
                  <svg:desc>Sheet2.C26:Sheet2.M2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.916666666667">
                <text:p>113.916666666667</text:p>
              </table:table-cell>
              <table:table-cell office:value-type="float" office:value="NaN">
                <text:p>NaN</text:p>
              </table:table-cell>
              <table:table-cell office:value-type="float" office:value="185.25">
                <text:p>185.25</text:p>
              </table:table-cell>
              <table:table-cell office:value-type="float" office:value="NaN">
                <text:p>NaN</text:p>
              </table:table-cell>
              <table:table-cell office:value-type="float" office:value="236.25">
                <text:p>236.25</text:p>
              </table:table-cell>
              <table:table-cell office:value-type="float" office:value="NaN">
                <text:p>NaN</text:p>
              </table:table-cell>
              <table:table-cell office:value-type="float" office:value="328.25">
                <text:p>328.25</text:p>
              </table:table-cell>
              <table:table-cell office:value-type="float" office:value="377.5">
                <text:p>377.5</text:p>
              </table:table-cell>
            </table:table-row>
            <table:table-row>
              <table:table-cell office:value-type="string">
                <text:p>Row 32</text:p>
                <draw:g>
                  <svg:desc/>
                </draw:g>
              </table:table-cell>
              <table:table-cell office:value-type="float" office:value="0.0720333333333333">
                <text:p>0.0720333333333333</text:p>
                <draw:g>
                  <svg:desc>Sheet2.C32:Sheet2.M3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136">
                <text:p>0.03136</text:p>
              </table:table-cell>
              <table:table-cell office:value-type="float" office:value="NaN">
                <text:p>NaN</text:p>
              </table:table-cell>
              <table:table-cell office:value-type="float" office:value="0.0233083333333333">
                <text:p>0.0233083333333333</text:p>
              </table:table-cell>
              <table:table-cell office:value-type="float" office:value="NaN">
                <text:p>NaN</text:p>
              </table:table-cell>
              <table:table-cell office:value-type="float" office:value="0.0208316666666667">
                <text:p>0.0208316666666667</text:p>
              </table:table-cell>
              <table:table-cell office:value-type="float" office:value="NaN">
                <text:p>NaN</text:p>
              </table:table-cell>
              <table:table-cell office:value-type="float" office:value="0.0162476190476191">
                <text:p>0.0162476190476191</text:p>
              </table:table-cell>
              <table:table-cell office:value-type="float" office:value="0.0186547619047619">
                <text:p>0.01865476190476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